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textarea-vertical-align="middle"/>
    </style:style>
    <style:style style:name="gr2" style:family="graphic" style:parent-style-name="standard">
      <style:graphic-properties svg:stroke-color="#000000" draw:fill="none" draw:textarea-horizontal-align="justify" draw:textarea-vertical-align="middle" draw:auto-grow-height="false" draw:shadow-offset-x="0.201cm" draw:shadow-offset-y="0.201cm"/>
    </style:style>
    <style:style style:name="gr3" style:family="graphic" style:parent-style-name="objectwithoutfill">
      <style:graphic-properties draw:marker-start="" draw:marker-end="Arrow" draw:fill="none" draw:textarea-vertical-align="middle"/>
    </style:style>
    <style:style style:name="gr4" style:family="graphic" style:parent-style-name="objectwithoutfill">
      <style:graphic-properties draw:marker-end="Arrow" draw:fill="none" draw:textarea-vertical-align="middle"/>
    </style:style>
    <style:style style:name="gr5" style:family="graphic" style:parent-style-name="objectwithoutfill">
      <style:graphic-properties draw:marker-start="Arrow" draw:fill="none" draw:textarea-vertical-align="middle"/>
    </style:style>
    <style:style style:name="gr6"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2"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3"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14" style:family="graphic" style:parent-style-name="standard">
      <style:graphic-properties draw:textarea-vertical-align="middle"/>
    </style:style>
    <style:style style:name="gr15"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16" style:family="graphic" style:parent-style-name="standard">
      <style:graphic-properties draw:opacity="75%" draw:textarea-vertical-align="middle" draw:shadow-opacity="75%"/>
    </style:style>
    <style:style style:name="gr17"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19" style:family="graphic" style:parent-style-name="standard">
      <style:graphic-properties draw:stroke="solid" svg:stroke-color="#000000" draw:textarea-vertical-align="middle"/>
    </style:style>
    <style:style style:name="gr20" style:family="graphic" style:parent-style-name="standard">
      <style:graphic-properties draw:stroke="none" draw:fill-color="#800000" draw:textarea-horizontal-align="justify" draw:textarea-vertical-align="middle" draw:auto-grow-height="false" draw:shadow="hidden"/>
    </style:style>
    <style:style style:name="gr21"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24"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25"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26" style:family="graphic" style:parent-style-name="standard">
      <style:graphic-properties draw:stroke="none" draw:textarea-horizontal-align="justify" draw:textarea-vertical-align="middle" draw:auto-grow-height="false"/>
    </style:style>
    <style:style style:name="gr27"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28"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0" style:family="graphic" style:parent-style-name="objectwithoutfill">
      <style:graphic-properties draw:fill="solid"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2" style:family="graphic" style:parent-style-name="standard">
      <style:graphic-properties svg:stroke-color="#008000"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34" style:family="graphic" style:parent-style-name="objectwithoutfill">
      <style:graphic-properties svg:stroke-color="#008000" draw:fill="none" draw:textarea-vertical-align="middle"/>
    </style:style>
    <style:style style:name="gr35"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36"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37"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38" style:family="graphic" style:parent-style-name="standard">
      <style:graphic-properties draw:fill="solid" draw:fill-color="#cfe7e5" draw:textarea-vertical-align="middle"/>
    </style:style>
    <style:style style:name="gr39" style:family="graphic" style:parent-style-name="standard">
      <style:graphic-properties svg:stroke-color="#008000" draw:fill="solid" draw:fill-color="#cfe7e5" draw:textarea-vertical-align="middle"/>
    </style:style>
    <style:style style:name="gr40"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41"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42" style:family="graphic" style:parent-style-name="standard">
      <style:graphic-properties draw:stroke="none" draw:fill-color="#e6e64c" draw:textarea-vertical-align="middle"/>
    </style:style>
    <style:style style:name="gr43" style:family="graphic" style:parent-style-name="standard">
      <style:graphic-properties draw:stroke="none" draw:textarea-vertical-align="middle"/>
    </style:style>
    <style:style style:name="gr44" style:family="graphic" style:parent-style-name="standard">
      <style:graphic-properties draw:fill="none" draw:fill-color="#47b8b8" draw:textarea-vertical-align="middle" draw:shadow="hidden" draw:shadow-offset-x="0.042cm" draw:shadow-offset-y="0.042cm"/>
    </style:style>
    <style:style style:name="gr45" style:family="graphic" style:parent-style-name="standard">
      <style:graphic-properties draw:fill="none" draw:fill-color="#ffcc99" draw:textarea-vertical-align="middle" draw:shadow="hidden" draw:shadow-offset-x="0.042cm" draw:shadow-offset-y="0.042cm"/>
    </style:style>
    <style:style style:name="gr46" style:family="graphic" style:parent-style-name="standard">
      <style:graphic-properties draw:fill="none" draw:fill-color="#94bd5e" draw:textarea-vertical-align="middle" draw:shadow="hidden" draw:shadow-offset-x="0.042cm" draw:shadow-offset-y="0.042cm"/>
    </style:style>
    <style:style style:name="gr47"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48" style:family="graphic" style:parent-style-name="standard">
      <style:graphic-properties svg:stroke-color="#000000" draw:fill="solid" draw:fill-color="#e6e6e6" draw:textarea-vertical-align="middle" draw:shadow="hidden" draw:shadow-offset-x="0.042cm" draw:shadow-offset-y="0.042cm"/>
    </style:style>
    <style:style style:name="gr49" style:family="graphic" style:parent-style-name="standard">
      <style:graphic-properties svg:stroke-color="#000000" draw:fill="none" draw:textarea-horizontal-align="justify" draw:textarea-vertical-align="middle" draw:auto-grow-height="false" draw:shadow-offset-x="0.201cm" draw:shadow-offset-y="0.201cm"/>
    </style:style>
    <style:style style:name="gr50" style:family="graphic" style:parent-style-name="objectwithoutfill">
      <style:graphic-properties draw:marker-start="Arrow" draw:marker-end="Arrow" draw:fill="none" draw:textarea-vertical-align="middle"/>
    </style:style>
    <style:style style:name="gr51"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52"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53" style:family="graphic" style:parent-style-name="standard">
      <style:graphic-properties draw:stroke="none" draw:fill-color="#99ccff" draw:opacity="50%" draw:textarea-vertical-align="top" draw:shadow-opacity="50%"/>
    </style:style>
    <style:style style:name="gr54" style:family="graphic" style:parent-style-name="standard">
      <style:graphic-properties draw:stroke="none" draw:fill-color="#3deb3d" draw:opacity="20%" draw:textarea-vertical-align="top" draw:shadow-opacity="20%"/>
    </style:style>
    <style:style style:name="gr55"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56" style:family="graphic" style:parent-style-name="standard">
      <style:graphic-properties svg:stroke-color="#000000" draw:fill="solid" draw:fill-color="#ffffff" draw:textarea-vertical-align="middle" draw:shadow="hidden" draw:shadow-offset-x="0.042cm" draw:shadow-offset-y="0.042cm"/>
    </style:style>
    <style:style style:name="gr57" style:family="graphic" style:parent-style-name="objectwithoutfill">
      <style:graphic-properties svg:stroke-width="0.034cm" svg:stroke-color="#000000" draw:marker-start-width="0.25cm" draw:marker-end="Arrow" draw:marker-end-width="0.169cm" draw:fill="solid" draw:fill-color="#ffffff" draw:textarea-vertical-align="middle" fo:padding-top="0.142cm" fo:padding-bottom="0.142cm" fo:padding-left="0.267cm" fo:padding-right="0.267cm"/>
    </style:style>
    <style:style style:name="gr58" style:family="graphic" style:parent-style-name="standard">
      <style:graphic-properties draw:stroke="none" draw:fill-color="#e6e64c" draw:textarea-horizontal-align="center" draw:textarea-vertical-align="bottom" draw:auto-grow-height="false" text:animation="none" text:animation-direction="down"/>
    </style:style>
    <style:style style:name="gr59" style:family="graphic" style:parent-style-name="standard">
      <style:graphic-properties draw:fill-color="#ffffff" draw:textarea-horizontal-align="justify" draw:textarea-vertical-align="middle" draw:auto-grow-height="false"/>
    </style:style>
    <style:style style:name="gr60"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61" style:family="graphic" style:parent-style-name="standard">
      <style:graphic-properties draw:fill="solid" draw:fill-color="#cfe7e5" draw:textarea-vertical-align="middle" draw:shadow="hidden" draw:shadow-offset-x="0.042cm" draw:shadow-offset-y="0.042cm"/>
    </style:style>
    <style:style style:name="gr62"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63"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64"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65"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color="#800000" fo:font-size="10pt" style:font-size-asian="10pt" style:font-size-complex="10pt"/>
    </style:style>
    <style:style style:name="P4" style:family="paragraph">
      <style:text-properties fo:color="#008000" fo:font-size="10pt" style:font-size-asian="10pt" style:font-size-complex="10pt"/>
    </style:style>
    <style:style style:name="P5" style:family="paragraph">
      <style:text-properties style:use-window-font-color="true" fo:font-size="10pt" style:font-size-asian="10pt" style:font-size-complex="10pt"/>
    </style:style>
    <style:style style:name="P6" style:family="paragraph">
      <style:text-properties fo:font-size="12pt" style:font-size-asian="12pt" style:font-size-complex="12pt"/>
    </style:style>
    <style:style style:name="P7" style:family="paragraph">
      <style:text-properties fo:color="#000080" fo:font-size="10pt" style:font-size-asian="10pt" style:font-size-complex="10pt"/>
    </style:style>
    <style:style style:name="P8" style:family="paragraph">
      <style:text-properties fo:color="#008000" fo:font-size="6pt" style:font-size-asian="8pt" style:font-size-complex="8pt"/>
    </style:style>
    <style:style style:name="P9" style:family="paragraph">
      <style:text-properties fo:color="#008000" fo:font-size="8pt" fo:font-weight="bold" style:font-size-asian="8pt" style:font-weight-asian="bold" style:font-size-complex="8pt" style:font-weight-complex="bold"/>
    </style:style>
    <style:style style:name="P10" style:family="paragraph">
      <style:text-properties fo:color="#000080" fo:font-size="12pt" fo:font-weight="bold" style:font-size-asian="12pt" style:font-weight-asian="bold" style:font-size-complex="12pt" style:font-weight-complex="bold"/>
    </style:style>
    <style:style style:name="P11" style:family="paragraph">
      <style:text-properties fo:color="#ff6633" fo:font-size="6pt" fo:font-weight="bold" style:font-size-asian="6pt" style:font-weight-asian="bold" style:font-size-complex="6pt" style:font-weight-complex="bold"/>
    </style:style>
    <style:style style:name="P12" style:family="paragraph">
      <style:text-properties fo:color="#800000" fo:font-size="5pt" fo:font-weight="bold" style:font-size-asian="5pt" style:font-weight-asian="bold" style:font-size-complex="5pt" style:font-weight-complex="bold"/>
    </style:style>
    <style:style style:name="P13" style:family="paragraph">
      <style:text-properties fo:color="#000080" fo:font-size="12pt" fo:font-weight="normal" style:font-size-asian="12pt" style:font-weight-asian="normal" style:font-size-complex="12pt" style:font-weight-complex="normal"/>
    </style:style>
    <style:style style:name="P14" style:family="paragraph">
      <style:paragraph-properties fo:text-align="end"/>
    </style:style>
    <style:style style:name="P15" style:family="paragraph">
      <style:paragraph-properties fo:text-align="end"/>
      <style:text-properties fo:font-size="10pt" style:font-size-asian="10pt" style:font-size-complex="10pt"/>
    </style:style>
    <style:style style:name="P16" style:family="paragraph">
      <style:paragraph-properties fo:text-align="center"/>
      <style:text-properties fo:font-size="10pt" style:font-size-asian="10pt" style:font-size-complex="10pt"/>
    </style:style>
    <style:style style:name="P17" style:family="paragraph">
      <style:paragraph-properties fo:text-align="center"/>
      <style:text-properties fo:color="#800000" fo:font-size="10pt" style:font-size-asian="10pt" style:font-size-complex="10pt"/>
    </style:style>
    <style:style style:name="P18" style:family="paragraph">
      <style:paragraph-properties fo:text-align="center"/>
      <style:text-properties fo:color="#ffffff" fo:font-size="50pt" fo:font-weight="bold" style:font-size-asian="50pt" style:font-weight-asian="bold" style:font-size-complex="50pt" style:font-weight-complex="bold"/>
    </style:style>
    <style:style style:name="P19" style:family="paragraph">
      <style:text-properties fo:color="#800000" fo:font-size="8pt" style:font-size-asian="8pt" style:font-size-complex="8pt"/>
    </style:style>
    <style:style style:name="P20" style:family="paragraph">
      <style:text-properties fo:color="#000080" fo:font-size="8pt" style:font-size-asian="8pt" style:font-size-complex="8pt"/>
    </style:style>
    <style:style style:name="P21" style:family="paragraph">
      <style:text-properties fo:color="#008000" fo:font-size="8pt" style:font-size-asian="8pt" style:font-size-complex="8pt"/>
    </style:style>
    <style:style style:name="P22" style:family="paragraph">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color="#800000" fo:font-size="10pt" style:font-size-asian="10pt" style:font-size-complex="10pt"/>
    </style:style>
    <style:style style:name="T3" style:family="text">
      <style:text-properties fo:color="#008000" fo:font-size="10pt" style:font-size-asian="10pt" style:font-size-complex="10pt"/>
    </style:style>
    <style:style style:name="T4" style:family="text">
      <style:text-properties style:use-window-font-color="true" fo:font-size="10pt" style:font-size-asian="10pt" style:font-size-complex="10pt"/>
    </style:style>
    <style:style style:name="T5" style:family="text">
      <style:text-properties style:text-position="sub 58%" fo:font-size="10pt" style:font-size-asian="10pt" style:font-size-complex="10pt"/>
    </style:style>
    <style:style style:name="T6" style:family="text">
      <style:text-properties fo:font-size="12pt" style:font-size-asian="12pt" style:font-size-complex="12pt"/>
    </style:style>
    <style:style style:name="T7" style:family="text">
      <style:text-properties style:text-position="sub 58%" fo:font-size="12pt" style:font-size-asian="12pt" style:font-size-complex="12pt"/>
    </style:style>
    <style:style style:name="T8" style:family="text">
      <style:text-properties fo:color="#000080" fo:font-size="10pt" style:font-size-asian="10pt" style:font-size-complex="10pt"/>
    </style:style>
    <style:style style:name="T9" style:family="text">
      <style:text-properties fo:color="#800000" style:text-position="sub 58%" fo:font-size="10pt" style:font-size-asian="10pt" style:font-size-complex="10pt"/>
    </style:style>
    <style:style style:name="T10" style:family="text">
      <style:text-properties fo:color="#008000" fo:font-size="6pt" style:font-size-asian="8pt" style:font-size-complex="8pt"/>
    </style:style>
    <style:style style:name="T11" style:family="text">
      <style:text-properties fo:color="#000080" fo:font-size="10pt" fo:font-weight="bold" style:font-size-asian="10pt" style:font-weight-asian="bold" style:font-size-complex="10pt" style:font-weight-complex="bold"/>
    </style:style>
    <style:style style:name="T12" style:family="text">
      <style:text-properties fo:color="#008000" fo:font-size="8pt" fo:font-weight="bold" style:font-size-asian="8pt" style:font-weight-asian="bold" style:font-size-complex="8pt" style:font-weight-complex="bold"/>
    </style:style>
    <style:style style:name="T13" style:family="text">
      <style:text-properties fo:color="#ff6633" fo:font-size="6pt" fo:font-weight="bold" style:font-size-asian="6pt" style:font-weight-asian="bold" style:font-size-complex="6pt" style:font-weight-complex="bold"/>
    </style:style>
    <style:style style:name="T14" style:family="text">
      <style:text-properties fo:color="#008000" fo:font-size="10pt" fo:font-weight="bold" style:font-size-asian="10pt" style:font-weight-asian="bold" style:font-size-complex="10pt" style:font-weight-complex="bold"/>
    </style:style>
    <style:style style:name="T15" style:family="text">
      <style:text-properties fo:color="#ff6633" fo:font-size="10pt" fo:font-weight="bold" style:font-size-asian="10pt" style:font-weight-asian="bold" style:font-size-complex="10pt" style:font-weight-complex="bold"/>
    </style:style>
    <style:style style:name="T16" style:family="text">
      <style:text-properties fo:color="#800000" fo:font-size="5pt" fo:font-weight="bold" style:font-size-asian="5pt" style:font-weight-asian="bold" style:font-size-complex="5pt" style:font-weight-complex="bold"/>
    </style:style>
    <style:style style:name="T17" style:family="text">
      <style:text-properties style:use-window-font-color="true" fo:font-size="10pt" fo:font-weight="bold" style:font-size-asian="10pt" style:font-weight-asian="bold" style:font-size-complex="10pt" style:font-weight-complex="bold"/>
    </style:style>
    <style:style style:name="T18" style:family="text">
      <style:text-properties fo:color="#800000" fo:font-size="10pt" fo:font-weight="bold" style:font-size-asian="10pt" style:font-weight-asian="bold" style:font-size-complex="10pt" style:font-weight-complex="bold"/>
    </style:style>
    <style:style style:name="T19" style:family="text">
      <style:text-properties fo:color="#000080" fo:font-size="10pt" fo:font-weight="normal" style:font-size-asian="10pt" style:font-weight-asian="normal" style:font-size-complex="10pt" style:font-weight-complex="normal"/>
    </style:style>
    <style:style style:name="T20" style:family="text">
      <style:text-properties fo:color="#ffffff" fo:font-size="50pt" fo:font-weight="bold" style:font-size-asian="50pt" style:font-weight-asian="bold" style:font-size-complex="50pt" style:font-weight-complex="bold"/>
    </style:style>
    <style:style style:name="T21" style:family="text">
      <style:text-properties fo:color="#800000" fo:font-size="8pt" style:font-size-asian="8pt" style:font-size-complex="8pt"/>
    </style:style>
    <style:style style:name="T22" style:family="text">
      <style:text-properties fo:color="#800000" style:text-position="sub 58%" fo:font-size="8pt" style:font-size-asian="8pt" style:font-size-complex="8pt"/>
    </style:style>
    <style:style style:name="T23" style:family="text">
      <style:text-properties fo:color="#000080" fo:font-size="8pt" style:font-size-asian="8pt" style:font-size-complex="8pt"/>
    </style:style>
    <style:style style:name="T24" style:family="text">
      <style:text-properties fo:color="#000080" style:text-position="sub 58%" fo:font-size="8pt" style:font-size-asian="8pt" style:font-size-complex="8pt"/>
    </style:style>
    <style:style style:name="T25" style:family="text">
      <style:text-properties fo:color="#008000" fo:font-size="8pt" style:font-size-asian="8pt" style:font-size-complex="8pt"/>
    </style:style>
    <style:style style:name="T26" style:family="text">
      <style:text-properties fo:color="#008000" style:text-position="sub 58%" fo:font-size="8pt" style:font-size-asian="8pt" style:font-size-complex="8pt"/>
    </style:style>
    <style:style style:name="T27" style:family="text">
      <style:text-properties fo:color="#000080" style:text-position="sub 58%" fo:font-size="10pt" style:font-size-asian="10pt" style:font-size-complex="10pt"/>
    </style:style>
    <style:style style:name="T28" style:family="text">
      <style:text-properties fo:color="#000080" style:text-position="0% 100%" fo:font-size="10pt" style:font-size-asian="10pt" style:font-size-complex="10pt"/>
    </style:style>
    <style:style style:name="T29" style:family="text">
      <style:text-properties fo:color="#008000" style:text-position="sub 58%" fo:font-size="10pt" style:font-size-asian="10pt" style:font-size-complex="10pt"/>
    </style:style>
    <style:style style:name="T30" style:family="text">
      <style:text-properties fo:color="#008000" style:text-position="0% 100%" fo:font-size="10pt" style:font-size-asian="10pt" style:font-size-complex="10pt"/>
    </style:style>
    <style:style style:name="T31" style:family="text">
      <style:text-properties fo:font-size="8pt" style:font-size-asian="8pt" style:font-size-complex="8pt"/>
    </style:style>
    <style:style style:name="T32"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6.846cm" svg:height="2.626cm" svg:x="2.518cm" svg:y="5.652cm" svg:viewBox="0 0 6847 2627" draw:points="1356,0 5507,0 6847,2593 0,2627">
            <text:p/>
          </draw:polygon>
          <draw:custom-shape draw:style-name="gr2" draw:text-style-name="P1" xml:id="id1" draw:id="id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2.63cm" svg:y1="2.795cm" svg:x2="3.832cm" svg:y2="5.144cm" draw:start-shape="id1" draw:start-glue-point="9" draw:end-shape="id2" draw:end-glue-point="4" svg:d="m2630 2795 1202 2349">
            <text:p/>
          </draw:connector>
          <draw:connector draw:style-name="gr4" draw:text-style-name="P1" draw:layer="layout" draw:type="line" svg:x1="3.621cm" svg:y1="5.23cm" svg:x2="2.42cm" svg:y2="2.881cm" draw:start-shape="id2" draw:start-glue-point="5" draw:end-shape="id1" draw:end-glue-point="8" svg:d="m3621 5230-1201-2349">
            <text:p/>
          </draw:connector>
          <draw:custom-shape draw:style-name="gr2" draw:text-style-name="P1" xml:id="id4" draw:id="id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8.068cm" svg:y1="5.144cm" svg:x2="9.269cm" svg:y2="2.795cm" draw:start-shape="id3" draw:start-glue-point="4" draw:end-shape="id4" draw:end-glue-point="7" svg:d="m8068 5144 1201-2349">
            <text:p/>
          </draw:connector>
          <draw:connector draw:style-name="gr5" draw:text-style-name="P1" draw:layer="layout" draw:type="line" svg:x1="8.278cm" svg:y1="5.23cm" svg:x2="9.48cm" svg:y2="2.881cm" draw:start-shape="id3" draw:start-glue-point="11" draw:end-shape="id4" draw:end-glue-point="8" svg:d="m8278 5230 1202-2349">
            <text:p/>
          </draw:connector>
          <draw:connector draw:style-name="gr4" draw:text-style-name="P1" draw:layer="layout" draw:type="line" svg:x1="4.042cm" svg:y1="5.23cm" svg:x2="7.857cm" svg:y2="5.23cm" draw:start-shape="id2" draw:start-glue-point="11" draw:end-shape="id3" draw:end-glue-point="5" svg:d="m4042 5230h3815">
            <text:p/>
          </draw:connector>
          <draw:connector draw:style-name="gr6" draw:text-style-name="P1" draw:layer="layout" draw:type="line" svg:x1="4.042cm" svg:y1="5.651cm" svg:x2="7.857cm" svg:y2="5.651cm" draw:start-shape="id2" draw:start-glue-point="9" draw:end-shape="id3" draw:end-glue-point="7" svg:d="m4042 5651h3815">
            <text:p/>
          </draw:connector>
          <draw:connector draw:style-name="gr7" draw:text-style-name="P1" draw:layer="layout" draw:type="line" svg:x1="2.63cm" svg:y1="8.054cm" svg:x2="3.832cm" svg:y2="5.737cm" draw:start-shape="id5" draw:start-glue-point="11" draw:end-shape="id2" draw:end-glue-point="8" svg:d="m2630 8054 1202-2317">
            <text:p/>
          </draw:connector>
          <draw:connector draw:style-name="gr5" draw:text-style-name="P1" draw:layer="layout" draw:type="line" svg:x1="3.621cm" svg:y1="5.651cm" svg:x2="2.42cm" svg:y2="7.968cm" draw:start-shape="id2" draw:start-glue-point="7" draw:end-shape="id5" draw:end-glue-point="4" svg:d="m3621 5651-1201 2317">
            <text:p/>
          </draw:connector>
          <draw:connector draw:style-name="gr4" draw:text-style-name="P1" draw:layer="layout" draw:type="line" svg:x1="8.278cm" svg:y1="5.651cm" svg:x2="9.48cm" svg:y2="7.968cm" draw:start-shape="id3" draw:start-glue-point="9" draw:end-shape="id6" draw:end-glue-point="4" svg:d="m8278 5651 1202 2317">
            <text:p/>
          </draw:connector>
          <draw:connector draw:style-name="gr8" draw:text-style-name="P1" draw:layer="layout" draw:type="line" svg:x1="9.269cm" svg:y1="8.054cm" svg:x2="8.068cm" svg:y2="5.737cm" draw:start-shape="id6" draw:start-glue-point="5" draw:end-shape="id3" draw:end-glue-point="8" svg:d="m9269 8054-1201-2317">
            <text:p/>
          </draw:connector>
          <draw:custom-shape draw:style-name="gr9" draw:text-style-name="P1" xml:id="id2" draw:id="id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3" draw:id="id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5" draw:id="id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6" draw:id="id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55cm" svg:height="0.645cm" svg:x="4.887cm" svg:y="4.653cm">
            <draw:text-box>
              <text:p><text:span text:style-name="T1">opposite(e)</text:span></text:p>
            </draw:text-box>
          </draw:frame>
          <draw:frame draw:style-name="gr10" draw:text-style-name="P2" draw:layer="layout" svg:width="2.2cm" svg:height="0.645cm" svg:x="8.302cm" svg:y="5.102cm">
            <draw:text-box>
              <text:p><text:span text:style-name="T1">a=origin(e)</text:span></text:p>
            </draw:text-box>
          </draw:frame>
          <draw:frame draw:style-name="gr10" draw:text-style-name="P2" draw:layer="layout" svg:width="1.92cm" svg:height="0.645cm" svg:x="1.682cm" svg:y="5.102cm">
            <draw:text-box>
              <text:p><text:span text:style-name="T1">b=end(e)</text:span></text:p>
            </draw:text-box>
          </draw:frame>
          <draw:frame draw:style-name="gr10" draw:text-style-name="P2" draw:layer="layout" svg:width="3.084cm" svg:height="0.645cm" svg:x="4.472cm" svg:y="5.652cm">
            <draw:text-box>
              <text:p><text:span text:style-name="T1">half-edge e=b-a </text:span></text:p>
            </draw:text-box>
          </draw:frame>
          <draw:frame draw:style-name="gr10" draw:text-style-name="P2" draw:layer="layout" svg:width="1.607cm" svg:height="0.645cm" svg:x="3.099cm" svg:y="6.708cm">
            <draw:text-box>
              <text:p><text:span text:style-name="T1">next(e)</text:span></text:p>
            </draw:text-box>
          </draw:frame>
          <draw:frame draw:style-name="gr10" draw:text-style-name="P2" draw:layer="layout" svg:width="1.624cm" svg:height="0.645cm" svg:x="7.176cm" svg:y="6.708cm">
            <draw:text-box>
              <text:p><text:span text:style-name="T1">prev(e)</text:span></text:p>
            </draw:text-box>
          </draw:frame>
          <draw:frame draw:style-name="gr10" draw:text-style-name="P2" draw:layer="layout" svg:width="1.912cm" svg:height="0.645cm" svg:x="5.058cm" svg:y="7.517cm">
            <draw:text-box>
              <text:p><text:span text:style-name="T1">f=face(e)</text:span></text:p>
            </draw:text-box>
          </draw:frame>
        </draw:g>
        <draw:g>
          <draw:polygon draw:style-name="gr1" draw:text-style-name="P1" draw:layer="layout" svg:width="-6.846cm" svg:height="-2.626cm" svg:x="9.381cm" svg:y="13.488cm" svg:viewBox="0 0 -6847 -2627" draw:points="5491,0 1340,0 0,2593 6847,2627">
            <text:p/>
          </draw:polygon>
          <draw:polygon draw:style-name="gr1" draw:text-style-name="P1" draw:layer="layout" svg:width="6.846cm" svg:height="2.626cm" svg:x="2.518cm" svg:y="13.917cm" svg:viewBox="0 0 6847 2627" draw:points="1356,0 5507,0 6847,2593 0,2627">
            <text:p/>
          </draw:polygon>
          <draw:custom-shape draw:style-name="gr9" draw:text-style-name="P1" xml:id="id7" draw:id="id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63cm" svg:y1="11.089cm" svg:x2="3.832cm" svg:y2="13.409cm" draw:start-shape="id7" draw:start-glue-point="9" draw:end-shape="id8" draw:end-glue-point="4" svg:d="m2630 11089 1202 2320">
            <text:p/>
          </draw:connector>
          <draw:connector draw:style-name="gr4" draw:text-style-name="P1" draw:layer="layout" draw:type="line" svg:x1="3.621cm" svg:y1="13.495cm" svg:x2="2.42cm" svg:y2="11.175cm" draw:start-shape="id8" draw:start-glue-point="5" draw:end-shape="id7" draw:end-glue-point="8" svg:d="m3621 13495-1201-2320">
            <text:p/>
          </draw:connector>
          <draw:custom-shape draw:style-name="gr9" draw:text-style-name="P1" xml:id="id10" draw:id="id1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068cm" svg:y1="13.409cm" svg:x2="9.269cm" svg:y2="11.089cm" draw:start-shape="id9" draw:start-glue-point="4" draw:end-shape="id10" draw:end-glue-point="7" svg:d="m8068 13409 1201-2320">
            <text:p/>
          </draw:connector>
          <draw:connector draw:style-name="gr5" draw:text-style-name="P1" draw:layer="layout" draw:type="line" svg:x1="8.278cm" svg:y1="13.495cm" svg:x2="9.48cm" svg:y2="11.175cm" draw:start-shape="id9" draw:start-glue-point="11" draw:end-shape="id10" draw:end-glue-point="8" svg:d="m8278 13495 1202-2320">
            <text:p/>
          </draw:connector>
          <draw:connector draw:style-name="gr12" draw:text-style-name="P1" draw:layer="layout" draw:type="line" svg:x1="4.042cm" svg:y1="13.495cm" svg:x2="7.857cm" svg:y2="13.495cm" draw:start-shape="id8" draw:start-glue-point="11" draw:end-shape="id9" draw:end-glue-point="5" svg:d="m4042 13495h3815">
            <text:p/>
          </draw:connector>
          <draw:connector draw:style-name="gr6" draw:text-style-name="P1" draw:layer="layout" draw:type="line" svg:x1="4.042cm" svg:y1="13.916cm" svg:x2="7.857cm" svg:y2="13.916cm" draw:start-shape="id8" draw:start-glue-point="9" draw:end-shape="id9" draw:end-glue-point="7" svg:d="m4042 13916h3815">
            <text:p/>
          </draw:connector>
          <draw:connector draw:style-name="gr6" draw:text-style-name="P1" draw:layer="layout" draw:type="line" svg:x1="2.63cm" svg:y1="16.319cm" svg:x2="3.832cm" svg:y2="14.002cm" draw:start-shape="id11" draw:start-glue-point="11" draw:end-shape="id8" draw:end-glue-point="8" svg:d="m2630 16319 1202-2317">
            <text:p/>
          </draw:connector>
          <draw:connector draw:style-name="gr5" draw:text-style-name="P1" draw:layer="layout" draw:type="line" svg:x1="3.621cm" svg:y1="13.916cm" svg:x2="2.42cm" svg:y2="16.233cm" draw:start-shape="id8" draw:start-glue-point="7" draw:end-shape="id11" draw:end-glue-point="4" svg:d="m3621 13916-1201 2317">
            <text:p/>
          </draw:connector>
          <draw:connector draw:style-name="gr4" draw:text-style-name="P1" draw:layer="layout" draw:type="line" svg:x1="8.278cm" svg:y1="13.916cm" svg:x2="9.48cm" svg:y2="16.233cm" draw:start-shape="id9" draw:start-glue-point="9" draw:end-shape="id12" draw:end-glue-point="4" svg:d="m8278 13916 1202 2317">
            <text:p/>
          </draw:connector>
          <draw:connector draw:style-name="gr13" draw:text-style-name="P1" draw:layer="layout" draw:type="line" svg:x1="9.269cm" svg:y1="16.319cm" svg:x2="8.068cm" svg:y2="14.002cm" draw:start-shape="id12" draw:start-glue-point="5" draw:end-shape="id9" draw:end-glue-point="8" svg:d="m9269 16319-1201-2317">
            <text:p/>
          </draw:connector>
          <draw:custom-shape draw:style-name="gr9" draw:text-style-name="P1" xml:id="id8" draw:id="id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 draw:id="id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1" draw:id="id1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2" draw:id="id1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3.067cm" svg:height="0.645cm" svg:x="4.408cm" svg:y="14.949cm">
            <draw:text-box>
              <text:p><text:span text:style-name="T2">half-edges cycle</text:span></text:p>
            </draw:text-box>
          </draw:frame>
          <draw:connector draw:style-name="gr6" draw:text-style-name="P1" draw:layer="layout" draw:type="line" svg:x1="9.183cm" svg:y1="16.53cm" svg:x2="2.716cm" svg:y2="16.53cm" draw:start-shape="id12" draw:start-glue-point="6" draw:end-shape="id11" draw:end-glue-point="10" svg:d="m9183 16530h-6467">
            <text:p/>
          </draw:connector>
          <draw:connector draw:style-name="gr12" draw:text-style-name="P1" draw:layer="layout" draw:type="line" svg:x1="9.183cm" svg:y1="10.879cm" svg:x2="2.716cm" svg:y2="10.879cm" draw:start-shape="id10" draw:start-glue-point="6" draw:end-shape="id7" draw:end-glue-point="10" svg:d="m9183 10879h-6467">
            <text:p/>
          </draw:connector>
          <draw:frame draw:style-name="gr10" draw:text-style-name="P4" draw:layer="layout" svg:width="3.067cm" svg:height="0.645cm" svg:x="4.409cm" svg:y="11.748cm">
            <draw:text-box>
              <text:p><text:span text:style-name="T3">half-edges cycle</text:span></text:p>
            </draw:text-box>
          </draw:frame>
        </draw:g>
        <draw:g>
          <draw:polygon draw:style-name="gr14" draw:text-style-name="P1" draw:layer="layout" svg:width="5.647cm" svg:height="1.411cm" svg:x="13.002cm" svg:y="15.12cm" svg:viewBox="0 0 5648 1412" draw:points="1412,0 0,1412 5648,1412 4236,0">
            <text:p/>
          </draw:polygon>
          <draw:line draw:style-name="gr15" draw:text-style-name="P1" draw:layer="layout" svg:x1="15.317cm" svg:y1="15.769cm" svg:x2="15.627cm" svg:y2="15.12cm">
            <text:p/>
          </draw:line>
          <draw:polygon draw:style-name="gr16" draw:text-style-name="P1" draw:layer="layout" svg:width="0.705cm" svg:height="2.823cm" svg:x="15.12cm" svg:y="13.708cm" svg:viewBox="0 0 706 2824" draw:points="0,2824 706,1412 706,0 0,706">
            <text:p/>
          </draw:polygon>
          <draw:frame draw:style-name="gr10" draw:text-style-name="P5" draw:layer="layout" svg:width="2.551cm" svg:height="0.645cm" svg:x="15.505cm" svg:y="15.83cm">
            <draw:text-box>
              <text:p><text:span text:style-name="T4">opposite(e) ?</text:span></text:p>
            </draw:text-box>
          </draw:frame>
          <draw:line draw:style-name="gr17" draw:text-style-name="P1" draw:layer="layout" svg:x1="15.515cm" svg:y1="15.741cm" svg:x2="15.12cm" svg:y2="16.532cm">
            <text:p/>
          </draw:line>
          <draw:line draw:style-name="gr18" draw:text-style-name="P1" draw:layer="layout" svg:x1="15.657cm" svg:y1="15.769cm" svg:x2="15.967cm" svg:y2="15.12cm">
            <text:p/>
          </draw:line>
        </draw:g>
        <draw:g>
          <draw:frame draw:style-name="gr10" draw:text-style-name="P2" draw:layer="layout" svg:width="2.661cm" svg:height="0.962cm" svg:x="14.893cm" svg:y="7.45cm">
            <draw:text-box>
              <text:p><text:span text:style-name="T1">f=face(e)</text:span>f0-</text:p>
            </draw:text-box>
          </draw:frame>
          <draw:polygon draw:style-name="gr19" draw:text-style-name="P1" draw:layer="layout" svg:width="-2.823cm" svg:height="-2.852cm" svg:x="17.35cm" svg:y="9.343cm" svg:viewBox="0 0 -2824 -2853" draw:points="2824,0 0,0 0,2824 2824,2853">
            <text:p/>
          </draw:polygon>
          <draw:custom-shape draw:style-name="gr9"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4cm" svg:height="0.761cm" svg:x="13.538cm" svg:y="5.828cm">
            <draw:text-box>
              <text:p><text:span text:style-name="T1">v</text:span><text:span text:style-name="T5">0</text:span></text:p>
            </draw:text-box>
          </draw:frame>
          <draw:frame draw:style-name="gr10" draw:text-style-name="P6" draw:layer="layout" svg:width="0.756cm" svg:height="0.864cm" svg:x="15.628cm" svg:y="7.395cm">
            <draw:text-box>
              <text:p><text:span text:style-name="T6">f</text:span><text:span text:style-name="T7">0</text:span></text:p>
            </draw:text-box>
          </draw:frame>
          <draw:frame draw:style-name="gr10" draw:text-style-name="P2" draw:layer="layout" svg:width="0.794cm" svg:height="0.761cm" svg:x="13.538cm" svg:y="8.68cm">
            <draw:text-box>
              <text:p><text:span text:style-name="T1">v</text:span><text:span text:style-name="T5">1</text:span></text:p>
            </draw:text-box>
          </draw:frame>
          <draw:frame draw:style-name="gr10" draw:text-style-name="P2" draw:layer="layout" svg:width="0.79cm" svg:height="0.761cm" svg:x="17.503cm" svg:y="8.68cm">
            <draw:text-box>
              <text:p><text:span text:style-name="T1">v</text:span><text:span text:style-name="T5">2</text:span></text:p>
            </draw:text-box>
          </draw:frame>
          <draw:frame draw:style-name="gr10" draw:text-style-name="P2" draw:layer="layout" svg:width="0.794cm" svg:height="0.761cm" svg:x="17.501cm" svg:y="5.828cm">
            <draw:text-box>
              <text:p><text:span text:style-name="T1">v</text:span><text:span text:style-name="T5">3</text:span></text:p>
            </draw:text-box>
          </draw:frame>
          <draw:frame draw:style-name="gr10" draw:text-style-name="P2" draw:layer="layout" svg:width="0.79cm" svg:height="0.761cm" svg:x="19.016cm" svg:y="6.9cm">
            <draw:text-box>
              <text:p><text:span text:style-name="T1">v</text:span><text:span text:style-name="T5">4</text:span></text:p>
            </draw:text-box>
          </draw:frame>
          <draw:g>
            <draw:path draw:style-name="gr20"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0"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19" draw:text-style-name="P1" draw:layer="layout" svg:width="-2.824cm" svg:height="-2.852cm" svg:x="5.543cm" svg:y="22.774cm" svg:viewBox="0 0 -2825 -2853" draw:points="2825,0 1,0 0,2837 2825,2853">
              <text:p/>
            </draw:polygon>
            <draw:custom-shape draw:style-name="gr9"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 draw:layer="layout" svg:width="0.794cm" svg:height="3.715cm" svg:x="2.044cm" svg:y="19.178cm">
              <draw:text-box>
                <text:p><text:span text:style-name="T1">v</text:span><text:span text:style-name="T5">0</text:span></text:p>
              </draw:text-box>
            </draw:frame>
            <draw:frame draw:style-name="gr10" draw:text-style-name="P2" draw:layer="layout" svg:width="0.794cm" svg:height="0.761cm" svg:x="1.923cm" svg:y="22.765cm">
              <draw:text-box>
                <text:p><text:span text:style-name="T1">v</text:span><text:span text:style-name="T5">1</text:span></text:p>
              </draw:text-box>
            </draw:frame>
            <draw:frame draw:style-name="gr10" draw:text-style-name="P2" draw:layer="layout" svg:width="0.79cm" svg:height="0.761cm" svg:x="5.523cm" svg:y="22.765cm">
              <draw:text-box>
                <text:p><text:span text:style-name="T1">v</text:span><text:span text:style-name="T5">2</text:span></text:p>
              </draw:text-box>
            </draw:frame>
            <draw:frame draw:style-name="gr10" draw:text-style-name="P2" draw:layer="layout" svg:width="0.794cm" svg:height="0.761cm" svg:x="5.389cm" svg:y="19.178cm">
              <draw:text-box>
                <text:p><text:span text:style-name="T1">v</text:span><text:span text:style-name="T5">3</text:span></text:p>
              </draw:text-box>
            </draw:frame>
            <draw:line draw:style-name="gr22" draw:text-style-name="P1" draw:layer="layout" svg:x1="4.138cm" svg:y1="19.928cm" svg:x2="4.135cm" svg:y2="22.77cm">
              <text:p/>
            </draw:line>
            <draw:line draw:style-name="gr22" draw:text-style-name="P1" draw:layer="layout" svg:x1="2.72cm" svg:y1="21.344cm" svg:x2="5.541cm" svg:y2="21.34cm">
              <text:p/>
            </draw:line>
            <draw:custom-shape draw:style-name="gr9"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03cm" svg:y="20.302cm">
              <draw:text-box>
                <text:p><text:span text:style-name="T8">0</text:span></text:p>
              </draw:text-box>
            </draw:frame>
            <draw:frame draw:style-name="gr10" draw:text-style-name="P7" draw:layer="layout" svg:width="0.697cm" svg:height="0.645cm" svg:x="3.104cm" svg:y="21.754cm">
              <draw:text-box>
                <text:p><text:span text:style-name="T8">1</text:span></text:p>
              </draw:text-box>
            </draw:frame>
            <draw:frame draw:style-name="gr10" draw:text-style-name="P7" draw:layer="layout" svg:width="0.697cm" svg:height="0.645cm" svg:x="3.104cm" svg:y="20.302cm">
              <draw:text-box>
                <text:p><text:span text:style-name="T8">0</text:span></text:p>
              </draw:text-box>
            </draw:frame>
            <draw:frame draw:style-name="gr10" draw:text-style-name="P7" draw:layer="layout" svg:width="0.697cm" svg:height="0.645cm" svg:x="4.453cm" svg:y="20.302cm">
              <draw:text-box>
                <text:p><text:span text:style-name="T8">3</text:span></text:p>
              </draw:text-box>
            </draw:frame>
            <draw:frame draw:style-name="gr10" draw:text-style-name="P7" draw:layer="layout" svg:width="0.697cm" svg:height="0.645cm" svg:x="4.453cm" svg:y="21.754cm">
              <draw:text-box>
                <text:p><text:span text:style-name="T8">2</text:span></text:p>
              </draw:text-box>
            </draw:frame>
          </draw:g>
          <draw:frame draw:style-name="gr10" draw:text-style-name="P2" draw:layer="layout" svg:width="2.377cm" svg:height="0.645cm" svg:x="2.93cm" svg:y="23.623cm">
            <draw:text-box>
              <text:p><text:span text:style-name="T1">regular face</text:span></text:p>
            </draw:text-box>
          </draw:frame>
          <draw:frame draw:style-name="gr23" draw:text-style-name="P2" draw:layer="layout" svg:width="0.794cm" svg:height="0.761cm" svg:x="7.714cm" svg:y="22.761cm">
            <draw:text-box>
              <text:p><text:span text:style-name="T1">v</text:span><text:span text:style-name="T5">2</text:span></text:p>
            </draw:text-box>
          </draw:frame>
          <draw:frame draw:style-name="gr24" draw:text-style-name="P2" draw:layer="layout" svg:width="0.794cm" svg:height="0.761cm" svg:x="10.485cm" svg:y="22.762cm">
            <draw:text-box>
              <text:p><text:span text:style-name="T1">v</text:span><text:span text:style-name="T5">3</text:span></text:p>
            </draw:text-box>
          </draw:frame>
          <draw:g>
            <draw:polygon draw:style-name="gr14" draw:text-style-name="P1" draw:layer="layout" svg:width="3.586cm" svg:height="3.529cm" svg:x="7.632cm" svg:y="19.231cm" svg:viewBox="0 0 3587 3530" draw:points="0,1412 763,3530 2853,3530 3587,1440 1892,0">
              <text:p/>
            </draw:polygon>
            <draw:line draw:style-name="gr22" draw:text-style-name="P1" draw:layer="layout" svg:x1="9.496cm" svg:y1="21.094cm" svg:x2="9.496cm" svg:y2="22.761cm">
              <text:p/>
            </draw:line>
            <draw:line draw:style-name="gr22" draw:text-style-name="P1" draw:layer="layout" svg:x1="10.852cm" svg:y1="21.772cm" svg:x2="9.496cm" svg:y2="21.094cm">
              <text:p/>
            </draw:line>
            <draw:custom-shape draw:style-name="gr9"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0.372cm" svg:y1="19.937cm" svg:x2="9.496cm" svg:y2="21.094cm">
              <text:p/>
            </draw:line>
            <draw:line draw:style-name="gr22" draw:text-style-name="P1" draw:layer="layout" svg:x1="8.592cm" svg:y1="19.937cm" svg:x2="9.496cm" svg:y2="21.094cm">
              <text:p/>
            </draw:line>
            <draw:line draw:style-name="gr22" draw:text-style-name="P1" draw:layer="layout" svg:x1="8.028cm" svg:y1="21.716cm" svg:x2="9.496cm" svg:y2="21.094cm">
              <text:p/>
            </draw:line>
            <draw:frame draw:style-name="gr25" draw:text-style-name="P2" draw:layer="layout" svg:width="0.794cm" svg:height="0.761cm" svg:x="9.154cm" svg:y="18.496cm">
              <draw:text-box>
                <text:p><text:span text:style-name="T1">v</text:span><text:span text:style-name="T5">0</text:span></text:p>
              </draw:text-box>
            </draw:frame>
            <draw:frame draw:style-name="gr21" draw:text-style-name="P2" draw:layer="layout" svg:width="0.794cm" svg:height="3.715cm" svg:x="6.838cm" svg:y="19.88cm">
              <draw:text-box>
                <text:p><text:span text:style-name="T1">v</text:span><text:span text:style-name="T5">1</text:span></text:p>
              </draw:text-box>
            </draw:frame>
            <draw:frame draw:style-name="gr21" draw:text-style-name="P2" draw:layer="layout" svg:width="0.794cm" svg:height="3.715cm" svg:x="11.191cm" svg:y="20.277cm">
              <draw:text-box>
                <text:p><text:span text:style-name="T1">v</text:span><text:span text:style-name="T5">4</text:span></text:p>
              </draw:text-box>
            </draw:frame>
            <draw:frame draw:style-name="gr10" draw:text-style-name="P7" draw:layer="layout" svg:width="0.697cm" svg:height="0.645cm" svg:x="9.129cm" svg:y="19.711cm">
              <draw:text-box>
                <text:p><text:span text:style-name="T8">0</text:span></text:p>
              </draw:text-box>
            </draw:frame>
            <draw:frame draw:style-name="gr10" draw:text-style-name="P7" draw:layer="layout" svg:width="0.697cm" svg:height="0.645cm" svg:x="8.112cm" svg:y="20.53cm">
              <draw:text-box>
                <text:p><text:span text:style-name="T8">1</text:span></text:p>
              </draw:text-box>
            </draw:frame>
            <draw:frame draw:style-name="gr10" draw:text-style-name="P7" draw:layer="layout" svg:width="0.697cm" svg:height="0.645cm" svg:x="8.536cm" svg:y="21.744cm">
              <draw:text-box>
                <text:p><text:span text:style-name="T8">2</text:span></text:p>
              </draw:text-box>
            </draw:frame>
            <draw:frame draw:style-name="gr10" draw:text-style-name="P7" draw:layer="layout" svg:width="0.697cm" svg:height="0.645cm" svg:x="9.703cm" svg:y="21.744cm">
              <draw:text-box>
                <text:p><text:span text:style-name="T8">3</text:span></text:p>
              </draw:text-box>
            </draw:frame>
            <draw:frame draw:style-name="gr10" draw:text-style-name="P7" draw:layer="layout" svg:width="0.697cm" svg:height="0.645cm" svg:x="10.061cm" svg:y="20.506cm">
              <draw:text-box>
                <text:p><text:span text:style-name="T8">4</text:span></text:p>
              </draw:text-box>
            </draw:frame>
          </draw:g>
          <draw:frame draw:style-name="gr10" draw:text-style-name="P2" draw:layer="layout" svg:width="3.338cm" svg:height="0.645cm" svg:x="7.742cm" svg:y="23.624cm">
            <draw:text-box>
              <text:p><text:span text:style-name="T1">extraordinary face</text:span></text:p>
            </draw:text-box>
          </draw:frame>
        </draw:g>
        <draw:g>
          <draw:custom-shape draw:style-name="gr26" draw:text-style-name="P1" draw:layer="layout" svg:width="5.252cm" svg:height="2.476cm" svg:x="13.891cm" svg:y="20.224cm">
            <text:p/>
            <draw:enhanced-geometry svg:viewBox="0 0 21600 21600" draw:type="rectangle" draw:enhanced-path="M 0 0 L 21600 0 21600 21600 0 21600 0 0 Z N"/>
          </draw:custom-shape>
          <draw:custom-shape draw:style-name="gr9" draw:text-style-name="P1" xml:id="id13" draw:id="id1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3.708cm" svg:y1="20.356cm" svg:x2="13.708cm" svg:y2="22.59cm" draw:start-shape="id13" draw:start-glue-point="8" draw:end-shape="id14" draw:end-glue-point="4" svg:d="m13708 20356v2234">
            <text:p/>
          </draw:connector>
          <draw:custom-shape draw:style-name="gr9" draw:text-style-name="P1" xml:id="id16" draw:id="id1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9.356cm" svg:y1="22.59cm" svg:x2="19.356cm" svg:y2="20.356cm" draw:start-shape="id15" draw:start-glue-point="4" draw:end-shape="id16" draw:end-glue-point="8" svg:d="m19356 22590v-2234">
            <text:p/>
          </draw:connector>
          <draw:custom-shape draw:style-name="gr9" draw:text-style-name="P1" xml:id="id14" draw:id="id1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5" draw:id="id1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2.153cm" svg:height="0.645cm" svg:x="15.443cm" svg:y="23.681cm">
            <draw:text-box>
              <text:p><text:span text:style-name="T4">mesh data</text:span></text:p>
            </draw:text-box>
          </draw:frame>
          <draw:connector draw:style-name="gr27" draw:text-style-name="P1" draw:layer="layout" draw:type="line" svg:x1="19.059cm" svg:y1="20.06cm" svg:x2="14.004cm" svg:y2="20.06cm" draw:start-shape="id16" draw:start-glue-point="6" draw:end-shape="id13" draw:end-glue-point="10" svg:d="m19059 20060h-5055">
            <text:p/>
          </draw:connector>
          <draw:frame draw:style-name="gr28" draw:text-style-name="P5" draw:layer="layout" svg:width="1.412cm" svg:height="0.687cm" svg:x="15.756cm" svg:y="21.081cm">
            <draw:text-box>
              <text:p><text:span text:style-name="T4">face f</text:span></text:p>
            </draw:text-box>
          </draw:frame>
          <draw:connector draw:style-name="gr27" draw:text-style-name="P1" draw:layer="layout" draw:type="line" svg:x1="19.059cm" svg:y1="22.887cm" svg:x2="14.004cm" svg:y2="22.887cm" draw:start-shape="id15" draw:start-glue-point="6" draw:end-shape="id14" draw:end-glue-point="10" svg:d="m19059 22887h-5055">
            <text:p/>
          </draw:connector>
          <draw:frame draw:style-name="gr29" draw:text-style-name="P2" draw:layer="layout" svg:width="0.932cm" svg:height="0.761cm" svg:x="12.931cm" svg:y="21.082cm">
            <draw:text-box>
              <text:p><text:span text:style-name="T1"><text:s/></text:span><text:span text:style-name="T1">e</text:span><text:span text:style-name="T5">0</text:span></text:p>
            </draw:text-box>
          </draw:frame>
          <draw:frame draw:style-name="gr29" draw:text-style-name="P2" draw:layer="layout" svg:width="0.932cm" svg:height="0.761cm" svg:x="12.818cm" svg:y="19.271cm">
            <draw:text-box>
              <text:p><text:span text:style-name="T1"><text:s/></text:span><text:span text:style-name="T1">v</text:span><text:span text:style-name="T5">0</text:span></text:p>
            </draw:text-box>
          </draw:frame>
          <draw:frame draw:style-name="gr29" draw:text-style-name="P2" draw:layer="layout" svg:width="0.932cm" svg:height="0.761cm" svg:x="12.818cm" svg:y="22.871cm">
            <draw:text-box>
              <text:p><text:span text:style-name="T1"><text:s/></text:span><text:span text:style-name="T1">v</text:span><text:span text:style-name="T5">1</text:span></text:p>
            </draw:text-box>
          </draw:frame>
          <draw:frame draw:style-name="gr29" draw:text-style-name="P2" draw:layer="layout" svg:width="0.932cm" svg:height="0.761cm" svg:x="19.299cm" svg:y="22.871cm">
            <draw:text-box>
              <text:p><text:span text:style-name="T1"><text:s/></text:span><text:span text:style-name="T1">v</text:span><text:span text:style-name="T5">2</text:span></text:p>
            </draw:text-box>
          </draw:frame>
          <draw:frame draw:style-name="gr29" draw:text-style-name="P2" draw:layer="layout" svg:width="0.932cm" svg:height="0.761cm" svg:x="19.299cm" svg:y="19.271cm">
            <draw:text-box>
              <text:p><text:span text:style-name="T1"><text:s/></text:span><text:span text:style-name="T1">v</text:span><text:span text:style-name="T5">3</text:span></text:p>
            </draw:text-box>
          </draw:frame>
          <draw:frame draw:style-name="gr29" draw:text-style-name="P2" draw:layer="layout" svg:width="0.932cm" svg:height="0.761cm" svg:x="19.144cm" svg:y="21.083cm">
            <draw:text-box>
              <text:p><text:span text:style-name="T1"><text:s/></text:span><text:span text:style-name="T1">e</text:span><text:span text:style-name="T5">2</text:span></text:p>
            </draw:text-box>
          </draw:frame>
          <draw:frame draw:style-name="gr29" draw:text-style-name="P2" draw:layer="layout" svg:width="0.932cm" svg:height="0.761cm" svg:x="16.051cm" svg:y="22.841cm">
            <draw:text-box>
              <text:p><text:span text:style-name="T1"><text:s/></text:span><text:span text:style-name="T1">e</text:span><text:span text:style-name="T5">1</text:span></text:p>
            </draw:text-box>
          </draw:frame>
          <draw:frame draw:style-name="gr29" draw:text-style-name="P2" draw:layer="layout" svg:width="0.932cm" svg:height="0.761cm" svg:x="16.051cm" svg:y="19.34cm">
            <draw:text-box>
              <text:p><text:span text:style-name="T1"><text:s/></text:span><text:span text:style-name="T1">e</text:span><text:span text:style-name="T5">3</text:span></text:p>
            </draw:text-box>
          </draw:frame>
        </draw:g>
      </draw:page>
      <draw:page draw:name="page2" draw:style-name="dp1" draw:master-page-name="Default">
        <draw:g>
          <draw:polygon draw:style-name="gr19" draw:text-style-name="P1" draw:layer="layout" svg:width="3.578cm" svg:height="2.552cm" draw:transform="rotate (0.785398163397448) translate (4.81cm 19.29cm)" svg:viewBox="0 0 3579 2553" draw:points="3579,13 0,0 0,2540 3579,2553">
            <text:p/>
          </draw:polygon>
          <draw:polygon draw:style-name="gr30" draw:text-style-name="P1" draw:layer="layout" svg:width="2.539cm" svg:height="2.539cm" svg:x="4.81cm" svg:y="16.768cm" svg:viewBox="0 0 2540 2540" draw:points="0,0 2540,0 0,2540">
            <text:p/>
          </draw:polygon>
          <draw:polygon draw:style-name="gr19" draw:text-style-name="P1" draw:layer="layout" svg:width="-2.539cm" svg:height="-2.539cm" svg:x="4.81cm" svg:y="19.308cm" svg:viewBox="0 0 -2540 -2540" draw:points="2540,0 0,0 0,2540 2540,2540">
            <text:p/>
          </draw:polygon>
          <draw:custom-shape draw:style-name="gr9"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 draw:layer="layout" svg:width="0.794cm" svg:height="0.761cm" svg:x="1.575cm" svg:y="16.133cm">
            <draw:text-box>
              <text:p><text:span text:style-name="T1">v</text:span><text:span text:style-name="T5">0</text:span></text:p>
            </draw:text-box>
          </draw:frame>
          <draw:frame draw:style-name="gr10" draw:text-style-name="P2" draw:layer="layout" svg:width="0.794cm" svg:height="0.761cm" svg:x="1.575cm" svg:y="19.308cm">
            <draw:text-box>
              <text:p><text:span text:style-name="T1">v</text:span><text:span text:style-name="T5">1</text:span></text:p>
            </draw:text-box>
          </draw:frame>
          <draw:frame draw:style-name="gr10" draw:text-style-name="P2" draw:layer="layout" svg:width="0.79cm" svg:height="0.761cm" svg:x="4.175cm" svg:y="19.308cm">
            <draw:text-box>
              <text:p><text:span text:style-name="T1">v</text:span><text:span text:style-name="T5">2</text:span></text:p>
            </draw:text-box>
          </draw:frame>
          <draw:frame draw:style-name="gr10" draw:text-style-name="P2" draw:layer="layout" svg:width="0.794cm" svg:height="0.761cm" svg:x="4.655cm" svg:y="16.134cm">
            <draw:text-box>
              <text:p><text:span text:style-name="T1">v</text:span><text:span text:style-name="T5">3</text:span></text:p>
            </draw:text-box>
          </draw:frame>
          <draw:custom-shape draw:style-name="gr9"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59cm" svg:y="17.657cm">
            <draw:text-box>
              <text:p><text:span text:style-name="T8">0</text:span></text:p>
            </draw:text-box>
          </draw:frame>
          <draw:frame draw:style-name="gr10" draw:text-style-name="P7" draw:layer="layout" svg:width="0.697cm" svg:height="0.645cm" svg:x="6.608cm" svg:y="18.653cm">
            <draw:text-box>
              <text:p><text:span text:style-name="T8">2</text:span></text:p>
            </draw:text-box>
          </draw:frame>
          <draw:frame draw:style-name="gr10" draw:text-style-name="P2" draw:layer="layout" svg:width="0.79cm" svg:height="0.761cm" svg:x="7.195cm" svg:y="16.135cm">
            <draw:text-box>
              <text:p><text:span text:style-name="T1">v</text:span><text:span text:style-name="T5">4</text:span></text:p>
            </draw:text-box>
          </draw:frame>
          <draw:custom-shape draw:style-name="gr9"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9.1cm" svg:y="17.911cm">
            <draw:text-box>
              <text:p><text:span text:style-name="T1">v</text:span><text:span text:style-name="T5">6</text:span></text:p>
            </draw:text-box>
          </draw:frame>
          <draw:frame draw:style-name="gr10" draw:text-style-name="P2" draw:layer="layout" svg:width="0.79cm" svg:height="0.761cm" svg:x="5.925cm" svg:y="20.959cm">
            <draw:text-box>
              <text:p><text:span text:style-name="T1">v</text:span><text:span text:style-name="T5">5</text:span></text:p>
            </draw:text-box>
          </draw:frame>
          <draw:frame draw:style-name="gr10" draw:text-style-name="P7" draw:layer="layout" svg:width="0.697cm" svg:height="0.645cm" svg:x="5.285cm" svg:y="17.267cm">
            <draw:text-box>
              <text:p><text:span text:style-name="T8">1</text:span></text:p>
            </draw:text-box>
          </draw:frame>
          <draw:frame draw:style-name="gr10" draw:text-style-name="P2" draw:layer="layout" svg:width="2.526cm" svg:height="0.645cm" svg:x="2.27cm" svg:y="20.395cm">
            <draw:text-box>
              <text:p><text:span text:style-name="T1">coarse mesh</text:span></text:p>
            </draw:text-box>
          </draw:frame>
        </draw:g>
        <draw:g>
          <draw:polygon draw:style-name="gr19" draw:text-style-name="P1" draw:layer="layout" svg:width="3.578cm" svg:height="2.552cm" draw:transform="rotate (0.785398163397448) translate (14.256cm 19.29cm)" svg:viewBox="0 0 3579 2553" draw:points="3579,13 0,0 0,2540 3579,2553">
            <text:p/>
          </draw:polygon>
          <draw:polygon draw:style-name="gr30" draw:text-style-name="P1" draw:layer="layout" svg:width="2.539cm" svg:height="2.539cm" svg:x="14.256cm" svg:y="16.768cm" svg:viewBox="0 0 2540 2540" draw:points="0,0 2540,0 0,2540">
            <text:p/>
          </draw:polygon>
          <draw:polygon draw:style-name="gr19" draw:text-style-name="P1" draw:layer="layout" svg:width="-2.539cm" svg:height="-2.539cm" svg:x="14.256cm" svg:y="19.308cm" svg:viewBox="0 0 -2540 -2540" draw:points="2540,0 0,0 0,2540 2540,2540">
            <text:p/>
          </draw:polygon>
          <draw:custom-shape draw:style-name="gr9"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 draw:layer="layout" svg:width="0.794cm" svg:height="0.761cm" svg:x="11.021cm" svg:y="16.133cm">
            <draw:text-box>
              <text:p><text:span text:style-name="T1">v</text:span><text:span text:style-name="T5">0</text:span></text:p>
            </draw:text-box>
          </draw:frame>
          <draw:frame draw:style-name="gr10" draw:text-style-name="P2" draw:layer="layout" svg:width="0.794cm" svg:height="0.761cm" svg:x="11.021cm" svg:y="19.308cm">
            <draw:text-box>
              <text:p><text:span text:style-name="T1">v</text:span><text:span text:style-name="T5">1</text:span></text:p>
            </draw:text-box>
          </draw:frame>
          <draw:frame draw:style-name="gr10" draw:text-style-name="P2" draw:layer="layout" svg:width="0.79cm" svg:height="0.761cm" svg:x="13.621cm" svg:y="19.308cm">
            <draw:text-box>
              <text:p><text:span text:style-name="T1">v</text:span><text:span text:style-name="T5">2</text:span></text:p>
            </draw:text-box>
          </draw:frame>
          <draw:frame draw:style-name="gr10" draw:text-style-name="P2" draw:layer="layout" svg:width="0.794cm" svg:height="0.761cm" svg:x="14.101cm" svg:y="16.134cm">
            <draw:text-box>
              <text:p><text:span text:style-name="T1">v</text:span><text:span text:style-name="T5">3</text:span></text:p>
            </draw:text-box>
          </draw:frame>
          <draw:custom-shape draw:style-name="gr9"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12.605cm" svg:y="17.657cm">
            <draw:text-box>
              <text:p><text:span text:style-name="T8">0</text:span></text:p>
            </draw:text-box>
          </draw:frame>
          <draw:frame draw:style-name="gr10" draw:text-style-name="P7" draw:layer="layout" svg:width="0.697cm" svg:height="0.645cm" svg:x="16.054cm" svg:y="18.653cm">
            <draw:text-box>
              <text:p><text:span text:style-name="T8">4</text:span></text:p>
            </draw:text-box>
          </draw:frame>
          <draw:frame draw:style-name="gr10" draw:text-style-name="P2" draw:layer="layout" svg:width="0.79cm" svg:height="0.761cm" svg:x="16.641cm" svg:y="16.135cm">
            <draw:text-box>
              <text:p><text:span text:style-name="T1">v</text:span><text:span text:style-name="T5">4</text:span></text:p>
            </draw:text-box>
          </draw:frame>
          <draw:custom-shape draw:style-name="gr9"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8.546cm" svg:y="17.911cm">
            <draw:text-box>
              <text:p><text:span text:style-name="T1">v</text:span><text:span text:style-name="T5">6</text:span></text:p>
            </draw:text-box>
          </draw:frame>
          <draw:frame draw:style-name="gr10" draw:text-style-name="P2" draw:layer="layout" svg:width="0.79cm" svg:height="0.761cm" svg:x="15.371cm" svg:y="20.959cm">
            <draw:text-box>
              <text:p><text:span text:style-name="T1">v</text:span><text:span text:style-name="T5">5</text:span></text:p>
            </draw:text-box>
          </draw:frame>
          <draw:line draw:style-name="gr22" draw:text-style-name="P1" draw:layer="layout" svg:x1="14.256cm" svg:y1="18.038cm" svg:x2="15.145cm" svg:y2="17.594cm">
            <text:p/>
          </draw:line>
          <draw:line draw:style-name="gr22" draw:text-style-name="P1" draw:layer="layout" svg:x1="15.526cm" svg:y1="18.038cm" svg:x2="15.018cm" svg:y2="17.53cm">
            <text:p/>
          </draw:line>
          <draw:line draw:style-name="gr22" draw:text-style-name="P1" draw:layer="layout" svg:x1="15.526cm" svg:y1="16.768cm" svg:x2="15.082cm" svg:y2="17.657cm">
            <text:p/>
          </draw:line>
          <draw:custom-shape draw:style-name="gr9"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14.317cm" svg:y="17.04cm">
            <draw:text-box>
              <text:p><text:span text:style-name="T8">1</text:span></text:p>
            </draw:text-box>
          </draw:frame>
          <draw:frame draw:style-name="gr10" draw:text-style-name="P3" draw:layer="layout" svg:width="0.79cm" svg:height="0.761cm" svg:x="14.742cm" svg:y="17.58cm">
            <draw:text-box>
              <text:p><text:span text:style-name="T2">v</text:span><text:span text:style-name="T9">7</text:span></text:p>
            </draw:text-box>
          </draw:frame>
          <draw:frame draw:style-name="gr10" draw:text-style-name="P7" draw:layer="layout" svg:width="0.697cm" svg:height="0.645cm" svg:x="15.338cm" svg:y="17.04cm">
            <draw:text-box>
              <text:p><text:span text:style-name="T8">3</text:span></text:p>
            </draw:text-box>
          </draw:frame>
          <draw:frame draw:style-name="gr10" draw:text-style-name="P7" draw:layer="layout" svg:width="0.697cm" svg:height="0.645cm" svg:x="14.317cm" svg:y="18.008cm">
            <draw:text-box>
              <text:p><text:span text:style-name="T8">2</text:span></text:p>
            </draw:text-box>
          </draw:frame>
          <draw:frame draw:style-name="gr10" draw:text-style-name="P2" draw:layer="layout" svg:width="2.957cm" svg:height="0.645cm" svg:x="11.716cm" svg:y="20.228cm">
            <draw:text-box>
              <text:p><text:span text:style-name="T1">quadrangulated</text:span></text:p>
            </draw:text-box>
          </draw:frame>
        </draw:g>
        <draw:g>
          <draw:g>
            <draw:polygon draw:style-name="gr19" draw:text-style-name="P1" draw:layer="layout" svg:width="-2.824cm" svg:height="-2.852cm" svg:x="5.277cm" svg:y="5.484cm" svg:viewBox="0 0 -2825 -2853" draw:points="2825,0 1,0 0,2837 2825,2853">
              <text:p/>
            </draw:polygon>
            <draw:line draw:style-name="gr22" draw:text-style-name="P1" draw:layer="layout" svg:x1="3.872cm" svg:y1="2.638cm" svg:x2="3.869cm" svg:y2="5.48cm">
              <text:p/>
            </draw:line>
            <draw:line draw:style-name="gr22" draw:text-style-name="P1" draw:layer="layout" svg:x1="2.454cm" svg:y1="4.054cm" svg:x2="5.275cm" svg:y2="4.05cm">
              <text:p/>
            </draw:line>
            <draw:custom-shape draw:style-name="gr9"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2.837cm" svg:y="3.012cm">
              <draw:text-box>
                <text:p><text:span text:style-name="T8">0</text:span></text:p>
              </draw:text-box>
            </draw:frame>
            <draw:frame draw:style-name="gr10" draw:text-style-name="P7" draw:layer="layout" svg:width="0.697cm" svg:height="0.645cm" svg:x="2.838cm" svg:y="4.464cm">
              <draw:text-box>
                <text:p><text:span text:style-name="T8">1</text:span></text:p>
              </draw:text-box>
            </draw:frame>
            <draw:frame draw:style-name="gr10" draw:text-style-name="P7" draw:layer="layout" svg:width="0.697cm" svg:height="0.645cm" svg:x="2.838cm" svg:y="3.012cm">
              <draw:text-box>
                <text:p><text:span text:style-name="T8">0</text:span></text:p>
              </draw:text-box>
            </draw:frame>
            <draw:frame draw:style-name="gr10" draw:text-style-name="P7" draw:layer="layout" svg:width="0.697cm" svg:height="0.645cm" svg:x="4.187cm" svg:y="3.012cm">
              <draw:text-box>
                <text:p><text:span text:style-name="T8">3</text:span></text:p>
              </draw:text-box>
            </draw:frame>
            <draw:frame draw:style-name="gr10" draw:text-style-name="P7" draw:layer="layout" svg:width="0.697cm" svg:height="0.645cm" svg:x="4.187cm" svg:y="4.464cm">
              <draw:text-box>
                <text:p><text:span text:style-name="T8">2</text:span></text:p>
              </draw:text-box>
            </draw:frame>
            <draw:frame draw:style-name="gr31" draw:text-style-name="P3" draw:layer="layout" svg:width="0.697cm" svg:height="0.681cm" svg:x="1.818cm" svg:y="1.992cm">
              <draw:text-box>
                <text:p><text:span text:style-name="T2">0</text:span></text:p>
              </draw:text-box>
            </draw:frame>
            <draw:frame draw:style-name="gr31" draw:text-style-name="P3" draw:layer="layout" svg:width="0.697cm" svg:height="0.681cm" svg:x="1.819cm" svg:y="5.422cm">
              <draw:text-box>
                <text:p><text:span text:style-name="T2">1</text:span></text:p>
              </draw:text-box>
            </draw:frame>
            <draw:frame draw:style-name="gr31" draw:text-style-name="P3" draw:layer="layout" svg:width="0.697cm" svg:height="0.681cm" svg:x="5.162cm" svg:y="5.423cm">
              <draw:text-box>
                <text:p><text:span text:style-name="T2">2</text:span></text:p>
              </draw:text-box>
            </draw:frame>
            <draw:frame draw:style-name="gr31" draw:text-style-name="P3" draw:layer="layout" svg:width="0.697cm" svg:height="0.681cm" svg:x="5.163cm" svg:y="1.992cm">
              <draw:text-box>
                <text:p><text:span text:style-name="T2">3</text:span></text:p>
              </draw:text-box>
            </draw:frame>
            <draw:g>
              <draw:frame draw:style-name="gr10" draw:text-style-name="P8" draw:layer="layout" svg:width="0.621cm" svg:height="0.489cm" svg:x="2.356cm" svg:y="2.573cm">
                <draw:text-box>
                  <text:p><text:span text:style-name="T10">0</text:span></text:p>
                </draw:text-box>
              </draw:frame>
              <draw:frame draw:style-name="gr10" draw:text-style-name="P8" draw:layer="layout" svg:width="0.621cm" svg:height="0.489cm" svg:x="2.357cm" svg:y="3.637cm">
                <draw:text-box>
                  <text:p><text:span text:style-name="T10">1</text:span></text:p>
                </draw:text-box>
              </draw:frame>
              <draw:frame draw:style-name="gr10" draw:text-style-name="P8" draw:layer="layout" svg:width="0.625cm" svg:height="0.489cm" svg:x="3.39cm" svg:y="3.638cm">
                <draw:text-box>
                  <text:p><text:span text:style-name="T10">2</text:span></text:p>
                </draw:text-box>
              </draw:frame>
              <draw:frame draw:style-name="gr10" draw:text-style-name="P8" draw:layer="layout" svg:width="0.621cm" svg:height="0.489cm" svg:x="3.391cm" svg:y="2.573cm">
                <draw:text-box>
                  <text:p><text:span text:style-name="T10">3</text:span></text:p>
                </draw:text-box>
              </draw:frame>
            </draw:g>
            <draw:g>
              <draw:frame draw:style-name="gr10" draw:text-style-name="P8" draw:layer="layout" svg:width="0.621cm" svg:height="0.489cm" svg:x="2.356cm" svg:y="3.991cm">
                <draw:text-box>
                  <text:p><text:span text:style-name="T10">0</text:span></text:p>
                </draw:text-box>
              </draw:frame>
              <draw:frame draw:style-name="gr10" draw:text-style-name="P8" draw:layer="layout" svg:width="0.621cm" svg:height="0.489cm" svg:x="2.357cm" svg:y="5.055cm">
                <draw:text-box>
                  <text:p><text:span text:style-name="T10">1</text:span></text:p>
                </draw:text-box>
              </draw:frame>
              <draw:frame draw:style-name="gr10" draw:text-style-name="P8" draw:layer="layout" svg:width="0.625cm" svg:height="0.489cm" svg:x="3.39cm" svg:y="5.056cm">
                <draw:text-box>
                  <text:p><text:span text:style-name="T10">2</text:span></text:p>
                </draw:text-box>
              </draw:frame>
              <draw:frame draw:style-name="gr10" draw:text-style-name="P8" draw:layer="layout" svg:width="0.621cm" svg:height="0.489cm" svg:x="3.391cm" svg:y="3.991cm">
                <draw:text-box>
                  <text:p><text:span text:style-name="T10">3</text:span></text:p>
                </draw:text-box>
              </draw:frame>
            </draw:g>
            <draw:g>
              <draw:frame draw:style-name="gr10" draw:text-style-name="P8" draw:layer="layout" svg:width="0.621cm" svg:height="0.489cm" svg:x="3.699cm" svg:y="2.573cm">
                <draw:text-box>
                  <text:p><text:span text:style-name="T10">0</text:span></text:p>
                </draw:text-box>
              </draw:frame>
              <draw:frame draw:style-name="gr10" draw:text-style-name="P8" draw:layer="layout" svg:width="0.621cm" svg:height="0.489cm" svg:x="3.7cm" svg:y="3.637cm">
                <draw:text-box>
                  <text:p><text:span text:style-name="T10">1</text:span></text:p>
                </draw:text-box>
              </draw:frame>
              <draw:frame draw:style-name="gr10" draw:text-style-name="P8" draw:layer="layout" svg:width="0.625cm" svg:height="0.489cm" svg:x="4.733cm" svg:y="3.638cm">
                <draw:text-box>
                  <text:p><text:span text:style-name="T10">2</text:span></text:p>
                </draw:text-box>
              </draw:frame>
              <draw:frame draw:style-name="gr10" draw:text-style-name="P8" draw:layer="layout" svg:width="0.621cm" svg:height="0.489cm" svg:x="4.734cm" svg:y="2.573cm">
                <draw:text-box>
                  <text:p><text:span text:style-name="T10">3</text:span></text:p>
                </draw:text-box>
              </draw:frame>
            </draw:g>
            <draw:g>
              <draw:frame draw:style-name="gr10" draw:text-style-name="P8" draw:layer="layout" svg:width="0.621cm" svg:height="0.489cm" svg:x="3.699cm" svg:y="3.991cm">
                <draw:text-box>
                  <text:p><text:span text:style-name="T10">0</text:span></text:p>
                </draw:text-box>
              </draw:frame>
              <draw:frame draw:style-name="gr10" draw:text-style-name="P8" draw:layer="layout" svg:width="0.621cm" svg:height="0.489cm" svg:x="3.7cm" svg:y="5.055cm">
                <draw:text-box>
                  <text:p><text:span text:style-name="T10">1</text:span></text:p>
                </draw:text-box>
              </draw:frame>
              <draw:frame draw:style-name="gr10" draw:text-style-name="P8" draw:layer="layout" svg:width="0.625cm" svg:height="0.489cm" svg:x="4.733cm" svg:y="5.056cm">
                <draw:text-box>
                  <text:p><text:span text:style-name="T10">2</text:span></text:p>
                </draw:text-box>
              </draw:frame>
              <draw:frame draw:style-name="gr10" draw:text-style-name="P8" draw:layer="layout" svg:width="0.621cm" svg:height="0.489cm" svg:x="4.734cm" svg:y="3.991cm">
                <draw:text-box>
                  <text:p><text:span text:style-name="T10">3</text:span></text:p>
                </draw:text-box>
              </draw:frame>
            </draw:g>
            <draw:custom-shape draw:style-name="gr9"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2.377cm" svg:height="0.645cm" svg:x="2.664cm" svg:y="6.333cm">
            <draw:text-box>
              <text:p><text:span text:style-name="T1">regular face</text:span></text:p>
            </draw:text-box>
          </draw:frame>
          <draw:frame draw:style-name="gr23" draw:text-style-name="P2" draw:layer="layout" svg:width="0.794cm" svg:height="0.761cm" svg:x="7.448cm" svg:y="5.471cm">
            <draw:text-box>
              <text:p><text:span text:style-name="T1">v</text:span><text:span text:style-name="T5">2</text:span></text:p>
            </draw:text-box>
          </draw:frame>
          <draw:frame draw:style-name="gr24" draw:text-style-name="P2" draw:layer="layout" svg:width="0.794cm" svg:height="0.761cm" svg:x="10.219cm" svg:y="5.472cm">
            <draw:text-box>
              <text:p><text:span text:style-name="T1">v</text:span><text:span text:style-name="T5">3</text:span></text:p>
            </draw:text-box>
          </draw:frame>
          <draw:g>
            <draw:polygon draw:style-name="gr14" draw:text-style-name="P1" draw:layer="layout" svg:width="3.586cm" svg:height="3.529cm" svg:x="7.366cm" svg:y="1.941cm" svg:viewBox="0 0 3587 3530" draw:points="0,1412 763,3530 2853,3530 3587,1440 1892,0">
              <text:p/>
            </draw:polygon>
            <draw:line draw:style-name="gr22" draw:text-style-name="P1" draw:layer="layout" svg:x1="9.23cm" svg:y1="3.804cm" svg:x2="9.23cm" svg:y2="5.471cm">
              <text:p/>
            </draw:line>
            <draw:line draw:style-name="gr22" draw:text-style-name="P1" draw:layer="layout" svg:x1="10.586cm" svg:y1="4.482cm" svg:x2="9.23cm" svg:y2="3.804cm">
              <text:p/>
            </draw:line>
            <draw:line draw:style-name="gr22" draw:text-style-name="P1" draw:layer="layout" svg:x1="10.106cm" svg:y1="2.647cm" svg:x2="9.23cm" svg:y2="3.804cm">
              <text:p/>
            </draw:line>
            <draw:line draw:style-name="gr22" draw:text-style-name="P1" draw:layer="layout" svg:x1="8.326cm" svg:y1="2.647cm" svg:x2="9.23cm" svg:y2="3.804cm">
              <text:p/>
            </draw:line>
            <draw:line draw:style-name="gr22" draw:text-style-name="P1" draw:layer="layout" svg:x1="7.762cm" svg:y1="4.426cm" svg:x2="9.23cm" svg:y2="3.804cm">
              <text:p/>
            </draw:line>
            <draw:frame draw:style-name="gr25" draw:text-style-name="P2" draw:layer="layout" svg:width="0.794cm" svg:height="0.761cm" svg:x="8.888cm" svg:y="1.206cm">
              <draw:text-box>
                <text:p><text:span text:style-name="T1">v</text:span><text:span text:style-name="T5">0</text:span></text:p>
              </draw:text-box>
            </draw:frame>
            <draw:frame draw:style-name="gr21" draw:text-style-name="P2" draw:layer="layout" svg:width="0.794cm" svg:height="3.715cm" svg:x="6.572cm" svg:y="2.59cm">
              <draw:text-box>
                <text:p><text:span text:style-name="T1">v</text:span><text:span text:style-name="T5">1</text:span></text:p>
              </draw:text-box>
            </draw:frame>
            <draw:frame draw:style-name="gr29" draw:text-style-name="P2" draw:layer="layout" svg:width="0.794cm" svg:height="0.761cm" svg:x="10.925cm" svg:y="2.987cm">
              <draw:text-box>
                <text:p><text:span text:style-name="T1">v</text:span><text:span text:style-name="T5">4</text:span></text:p>
              </draw:text-box>
            </draw:frame>
            <draw:frame draw:style-name="gr10" draw:text-style-name="P7" draw:layer="layout" svg:width="0.697cm" svg:height="0.645cm" svg:x="8.863cm" svg:y="2.421cm">
              <draw:text-box>
                <text:p><text:span text:style-name="T8">0</text:span></text:p>
              </draw:text-box>
            </draw:frame>
            <draw:frame draw:style-name="gr10" draw:text-style-name="P7" draw:layer="layout" svg:width="0.697cm" svg:height="0.645cm" svg:x="7.846cm" svg:y="3.24cm">
              <draw:text-box>
                <text:p><text:span text:style-name="T8">1</text:span></text:p>
              </draw:text-box>
            </draw:frame>
            <draw:frame draw:style-name="gr10" draw:text-style-name="P7" draw:layer="layout" svg:width="0.697cm" svg:height="0.645cm" svg:x="8.27cm" svg:y="4.454cm">
              <draw:text-box>
                <text:p><text:span text:style-name="T8">2</text:span></text:p>
              </draw:text-box>
            </draw:frame>
            <draw:frame draw:style-name="gr10" draw:text-style-name="P7" draw:layer="layout" svg:width="0.697cm" svg:height="0.645cm" svg:x="9.437cm" svg:y="4.454cm">
              <draw:text-box>
                <text:p><text:span text:style-name="T8">3</text:span></text:p>
              </draw:text-box>
            </draw:frame>
            <draw:frame draw:style-name="gr10" draw:text-style-name="P7" draw:layer="layout" svg:width="0.697cm" svg:height="0.645cm" svg:x="9.795cm" svg:y="3.216cm">
              <draw:text-box>
                <text:p><text:span text:style-name="T8">4</text:span></text:p>
              </draw:text-box>
            </draw:frame>
            <draw:frame draw:style-name="gr10" draw:text-style-name="P8" draw:layer="layout" svg:width="0.621cm" svg:height="0.489cm" svg:x="8.934cm" svg:y="2.015cm">
              <draw:text-box>
                <text:p><text:span text:style-name="T10">0</text:span></text:p>
              </draw:text-box>
            </draw:frame>
            <draw:frame draw:style-name="gr10" draw:text-style-name="P8" draw:layer="layout" svg:width="0.621cm" svg:height="0.489cm" svg:x="8.204cm" svg:y="2.434cm">
              <draw:text-box>
                <text:p><text:span text:style-name="T10">1</text:span></text:p>
              </draw:text-box>
            </draw:frame>
            <draw:frame draw:style-name="gr10" draw:text-style-name="P8" draw:layer="layout" svg:width="0.625cm" svg:height="0.489cm" svg:x="8.903cm" svg:y="3.327cm">
              <draw:text-box>
                <text:p><text:span text:style-name="T10">2</text:span></text:p>
              </draw:text-box>
            </draw:frame>
            <draw:frame draw:style-name="gr10" draw:text-style-name="P8" draw:layer="layout" svg:width="0.621cm" svg:height="0.489cm" svg:x="9.614cm" svg:y="2.426cm">
              <draw:text-box>
                <text:p><text:span text:style-name="T10">3</text:span></text:p>
              </draw:text-box>
            </draw:frame>
            <draw:frame draw:style-name="gr10" draw:text-style-name="P8" draw:layer="layout" svg:width="0.621cm" svg:height="0.489cm" svg:x="7.346cm" svg:y="3.189cm">
              <draw:text-box>
                <text:p><text:span text:style-name="T10">0</text:span></text:p>
              </draw:text-box>
            </draw:frame>
            <draw:frame draw:style-name="gr10" draw:text-style-name="P8" draw:layer="layout" svg:width="0.621cm" svg:height="0.489cm" svg:x="7.54cm" svg:y="3.964cm">
              <draw:text-box>
                <text:p><text:span text:style-name="T10">1</text:span></text:p>
              </draw:text-box>
            </draw:frame>
            <draw:frame draw:style-name="gr10" draw:text-style-name="P8" draw:layer="layout" svg:width="0.625cm" svg:height="0.489cm" svg:x="8.669cm" svg:y="3.491cm">
              <draw:text-box>
                <text:p><text:span text:style-name="T10">2</text:span></text:p>
              </draw:text-box>
            </draw:frame>
            <draw:frame draw:style-name="gr10" draw:text-style-name="P8" draw:layer="layout" svg:width="0.621cm" svg:height="0.489cm" svg:x="8.003cm" svg:y="2.599cm">
              <draw:text-box>
                <text:p><text:span text:style-name="T10">3</text:span></text:p>
              </draw:text-box>
            </draw:frame>
            <draw:frame draw:style-name="gr10" draw:text-style-name="P8" draw:layer="layout" svg:width="0.621cm" svg:height="0.489cm" svg:x="7.971cm" svg:y="5.006cm">
              <draw:text-box>
                <text:p><text:span text:style-name="T10">0</text:span></text:p>
              </draw:text-box>
            </draw:frame>
            <draw:frame draw:style-name="gr10" draw:text-style-name="P8" draw:layer="layout" svg:width="0.621cm" svg:height="0.489cm" svg:x="9.786cm" svg:y="5.006cm">
              <draw:text-box>
                <text:p><text:span text:style-name="T10">0</text:span></text:p>
              </draw:text-box>
            </draw:frame>
            <draw:frame draw:style-name="gr10" draw:text-style-name="P8" draw:layer="layout" svg:width="0.621cm" svg:height="0.489cm" svg:x="10.377cm" svg:y="3.19cm">
              <draw:text-box>
                <text:p><text:span text:style-name="T10">0</text:span></text:p>
              </draw:text-box>
            </draw:frame>
            <draw:frame draw:style-name="gr10" draw:text-style-name="P8" draw:layer="layout" svg:width="0.621cm" svg:height="0.489cm" svg:x="8.755cm" svg:y="5.006cm">
              <draw:text-box>
                <text:p><text:span text:style-name="T10">1</text:span></text:p>
              </draw:text-box>
            </draw:frame>
            <draw:frame draw:style-name="gr10" draw:text-style-name="P8" draw:layer="layout" svg:width="0.621cm" svg:height="0.489cm" svg:x="10.1cm" svg:y="4.332cm">
              <draw:text-box>
                <text:p><text:span text:style-name="T10">1</text:span></text:p>
              </draw:text-box>
            </draw:frame>
            <draw:frame draw:style-name="gr10" draw:text-style-name="P8" draw:layer="layout" svg:width="0.621cm" svg:height="0.489cm" svg:x="9.831cm" svg:y="2.612cm">
              <draw:text-box>
                <text:p><text:span text:style-name="T10">1</text:span></text:p>
              </draw:text-box>
            </draw:frame>
            <draw:frame draw:style-name="gr10" draw:text-style-name="P8" draw:layer="layout" svg:width="0.625cm" svg:height="0.489cm" svg:x="8.788cm" svg:y="3.804cm">
              <draw:text-box>
                <text:p><text:span text:style-name="T10">2</text:span></text:p>
              </draw:text-box>
            </draw:frame>
            <draw:frame draw:style-name="gr10" draw:text-style-name="P8" draw:layer="layout" svg:width="0.625cm" svg:height="0.489cm" svg:x="9.096cm" svg:y="3.804cm">
              <draw:text-box>
                <text:p><text:span text:style-name="T10">2</text:span></text:p>
              </draw:text-box>
            </draw:frame>
            <draw:frame draw:style-name="gr10" draw:text-style-name="P8" draw:layer="layout" svg:width="0.625cm" svg:height="0.489cm" svg:x="9.154cm" svg:y="3.514cm">
              <draw:text-box>
                <text:p><text:span text:style-name="T10">2</text:span></text:p>
              </draw:text-box>
            </draw:frame>
            <draw:frame draw:style-name="gr10" draw:text-style-name="P8" draw:layer="layout" svg:width="0.621cm" svg:height="0.489cm" svg:x="7.638cm" svg:y="4.287cm">
              <draw:text-box>
                <text:p><text:span text:style-name="T10">3</text:span></text:p>
              </draw:text-box>
            </draw:frame>
            <draw:frame draw:style-name="gr10" draw:text-style-name="P8" draw:layer="layout" svg:width="0.621cm" svg:height="0.489cm" svg:x="9.096cm" svg:y="5.006cm">
              <draw:text-box>
                <text:p><text:span text:style-name="T10">3</text:span></text:p>
              </draw:text-box>
            </draw:frame>
            <draw:frame draw:style-name="gr10" draw:text-style-name="P8" draw:layer="layout" svg:width="0.621cm" svg:height="0.489cm" svg:x="10.208cm" svg:y="4.052cm">
              <draw:text-box>
                <text:p><text:span text:style-name="T10">3</text:span></text:p>
              </draw:text-box>
            </draw:frame>
            <draw:custom-shape draw:style-name="gr9"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3.338cm" svg:height="0.645cm" svg:x="7.476cm" svg:y="6.334cm">
            <draw:text-box>
              <text:p><text:span text:style-name="T1">extraordinary face</text:span></text:p>
            </draw:text-box>
          </draw:frame>
        </draw:g>
      </draw:page>
      <draw:page draw:name="page3" draw:style-name="dp1" draw:master-page-name="Default">
        <draw:g>
          <draw:polygon draw:style-name="gr19" draw:text-style-name="P1" draw:layer="layout" svg:width="2.64cm" svg:height="2.662cm" draw:transform="skewX (0.00488692190558412) rotate (2.51501945212383) translate (8.35184608986775cm 18.1034759729506cm)" svg:viewBox="0 0 2641 2663" draw:points="2641,0 1,1 0,2649 2641,2663">
            <text:p/>
          </draw:polygon>
          <draw:polygon draw:style-name="gr32"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19" draw:text-style-name="P1" draw:layer="layout" svg:width="-2.824cm" svg:height="-2.852cm" svg:x="4.031cm" svg:y="15.68cm" svg:viewBox="0 0 -2825 -2853" draw:points="2825,0 1,0 0,2837 2825,2853">
            <text:p/>
          </draw:polygon>
          <draw:custom-shape draw:style-name="gr9"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12.148cm">
            <draw:text-box>
              <text:p><text:span text:style-name="T1">v</text:span><text:span text:style-name="T5">0</text:span></text:p>
            </draw:text-box>
          </draw:frame>
          <draw:frame draw:style-name="gr10" draw:text-style-name="P2" draw:layer="layout" svg:width="0.794cm" svg:height="0.761cm" svg:x="3.329cm" svg:y="15.589cm">
            <draw:text-box>
              <text:p><text:span text:style-name="T1">v</text:span><text:span text:style-name="T5">1</text:span></text:p>
            </draw:text-box>
          </draw:frame>
          <draw:frame draw:style-name="gr10" draw:text-style-name="P2" draw:layer="layout" svg:width="0.79cm" svg:height="0.761cm" svg:x="5.578cm" svg:y="16.455cm">
            <draw:text-box>
              <text:p><text:span text:style-name="T1">v</text:span><text:span text:style-name="T5">2</text:span></text:p>
            </draw:text-box>
          </draw:frame>
          <draw:frame draw:style-name="gr10" draw:text-style-name="P2" draw:layer="layout" svg:width="0.794cm" svg:height="0.761cm" svg:x="7.667cm" svg:y="13.833cm">
            <draw:text-box>
              <text:p><text:span text:style-name="T1">v</text:span><text:span text:style-name="T5">3</text:span></text:p>
            </draw:text-box>
          </draw:frame>
          <draw:custom-shape draw:style-name="gr9"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361cm" svg:height="0.645cm" svg:x="1.223cm" svg:y="16.447cm">
            <draw:text-box>
              <text:p><text:span text:style-name="T1">path = </text:span><text:span text:style-name="T11">655</text:span><text:span text:style-name="T1">, </text:span></text:p>
            </draw:text-box>
          </draw:frame>
          <draw:custom-shape draw:style-name="gr9"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1.401cm">
            <draw:text-box>
              <text:p><text:span text:style-name="T1">v</text:span><text:span text:style-name="T5">4</text:span></text:p>
            </draw:text-box>
          </draw:frame>
          <draw:frame draw:style-name="gr10" draw:text-style-name="P9" draw:layer="layout" svg:width="0.663cm" svg:height="0.569cm" svg:x="4.462cm" svg:y="13.227cm">
            <draw:text-box>
              <text:p><text:span text:style-name="T12">0</text:span></text:p>
            </draw:text-box>
          </draw:frame>
          <draw:line draw:style-name="gr34" draw:text-style-name="P1" draw:layer="layout" svg:x1="5.742cm" svg:y1="14.337cm" svg:x2="5.14cm" svg:y2="16.121cm">
            <text:p/>
          </draw:line>
          <draw:line draw:style-name="gr34" draw:text-style-name="P1" draw:layer="layout" svg:x1="7.181cm" svg:y1="13.226cm" svg:x2="5.736cm" svg:y2="14.346cm">
            <text:p/>
          </draw:line>
          <draw:line draw:style-name="gr34" draw:text-style-name="P1" draw:layer="layout" svg:x1="7.021cm" svg:y1="15.457cm" svg:x2="5.736cm" svg:y2="14.337cm">
            <text:p/>
          </draw:line>
          <draw:line draw:style-name="gr34" draw:text-style-name="P1" draw:layer="layout" svg:x1="5.736cm" svg:y1="14.343cm" svg:x2="4.026cm" svg:y2="14.3cm">
            <text:p/>
          </draw:line>
          <draw:line draw:style-name="gr34" draw:text-style-name="P1" draw:layer="layout" svg:x1="5.321cm" svg:y1="12.406cm" svg:x2="5.744cm" svg:y2="14.352cm">
            <text:p/>
          </draw:line>
          <draw:frame draw:style-name="gr10" draw:text-style-name="P9" draw:layer="layout" svg:width="0.659cm" svg:height="0.569cm" svg:x="4.463cm" svg:y="14.784cm">
            <draw:text-box>
              <text:p><text:span text:style-name="T12">1</text:span></text:p>
            </draw:text-box>
          </draw:frame>
          <draw:frame draw:style-name="gr10" draw:text-style-name="P9" draw:layer="layout" svg:width="0.659cm" svg:height="0.569cm" svg:x="5.723cm" svg:y="15.287cm">
            <draw:text-box>
              <text:p><text:span text:style-name="T12">2</text:span></text:p>
            </draw:text-box>
          </draw:frame>
          <draw:frame draw:style-name="gr10" draw:text-style-name="P9" draw:layer="layout" svg:width="0.663cm" svg:height="0.569cm" svg:x="5.841cm" svg:y="12.679cm">
            <draw:text-box>
              <text:p><text:span text:style-name="T12">4</text:span></text:p>
            </draw:text-box>
          </draw:frame>
          <draw:custom-shape draw:style-name="gr9"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10" draw:layer="layout" svg:width="1.086cm" svg:height="0.645cm" svg:x="5.159cm" svg:y="14.039cm">
            <draw:text-box>
              <text:p><text:span text:style-name="T11">655</text:span></text:p>
            </draw:text-box>
          </draw:frame>
          <draw:frame draw:style-name="gr10" draw:text-style-name="P7" draw:layer="layout" svg:width="1.086cm" svg:height="0.645cm" svg:x="2.047cm" svg:y="13.912cm">
            <draw:text-box>
              <text:p><text:span text:style-name="T8">654</text:span></text:p>
            </draw:text-box>
          </draw:frame>
          <draw:frame draw:style-name="gr10" draw:text-style-name="P7" draw:layer="layout" svg:width="1.086cm" svg:height="0.645cm" svg:x="7.696cm" svg:y="15.913cm">
            <draw:text-box>
              <text:p><text:span text:style-name="T8">656</text:span></text:p>
            </draw:text-box>
          </draw:frame>
          <draw:frame draw:style-name="gr10" draw:text-style-name="P9" draw:layer="layout" svg:width="0.659cm" svg:height="0.569cm" svg:x="6.651cm" svg:y="14.052cm">
            <draw:text-box>
              <text:p><text:span text:style-name="T12">3</text:span></text:p>
            </draw:text-box>
          </draw:frame>
        </draw:g>
        <draw:g>
          <draw:frame draw:style-name="gr10" draw:text-style-name="P11" draw:layer="layout" svg:width="0.621cm" svg:height="0.489cm" svg:x="5.835cm" svg:y="26.112cm">
            <draw:text-box>
              <text:p><text:span text:style-name="T13">0</text:span></text:p>
            </draw:text-box>
          </draw:frame>
          <draw:frame draw:style-name="gr10" draw:text-style-name="P11" draw:layer="layout" svg:width="0.616cm" svg:height="0.489cm" svg:x="6.216cm" svg:y="25.455cm">
            <draw:text-box>
              <text:p><text:span text:style-name="T13">1</text:span></text:p>
            </draw:text-box>
          </draw:frame>
          <draw:frame draw:style-name="gr10" draw:text-style-name="P11" draw:layer="layout" svg:width="0.621cm" svg:height="0.489cm" svg:x="5.606cm" svg:y="24.966cm">
            <draw:text-box>
              <text:p><text:span text:style-name="T13">2</text:span></text:p>
            </draw:text-box>
          </draw:frame>
          <draw:frame draw:style-name="gr10" draw:text-style-name="P11" draw:layer="layout" svg:width="0.621cm" svg:height="0.489cm" svg:x="5.25cm" svg:y="25.808cm">
            <draw:text-box>
              <text:p><text:span text:style-name="T13">3</text:span></text:p>
            </draw:text-box>
          </draw:frame>
          <draw:custom-shape draw:style-name="gr9"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34" draw:text-style-name="P1" draw:layer="layout" svg:x1="6.638cm" svg:y1="26.238cm" svg:x2="5.453cm" svg:y2="25.446cm">
            <text:p/>
          </draw:line>
          <draw:line draw:style-name="gr34" draw:text-style-name="P1" draw:layer="layout" svg:x1="6.374cm" svg:y1="25.136cm" svg:x2="5.67cm" svg:y2="26.569cm">
            <text:p/>
          </draw:line>
          <draw:custom-shape draw:style-name="gr37"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659cm" svg:height="0.569cm" svg:x="6.652cm" svg:y="24.293cm">
            <draw:text-box>
              <text:p><text:span text:style-name="T12">3</text:span></text:p>
            </draw:text-box>
          </draw:frame>
          <draw:polygon draw:style-name="gr19" draw:text-style-name="P1" draw:layer="layout" svg:width="2.64cm" svg:height="2.662cm" draw:transform="skewX (0.00488692190558412) rotate (2.51501945212383) translate (8.35184608986777cm 28.3444759729506cm)" svg:viewBox="0 0 2641 2663" draw:points="2641,0 1,1 0,2649 2641,2663">
            <text:p/>
          </draw:polygon>
          <draw:polygon draw:style-name="gr19" draw:text-style-name="P1" draw:layer="layout" svg:width="-2.824cm" svg:height="-2.852cm" svg:x="4.031cm" svg:y="25.921cm" svg:viewBox="0 0 -2825 -2853" draw:points="2825,0 1,0 0,2837 2825,2853">
            <text:p/>
          </draw:polygon>
          <draw:custom-shape draw:style-name="gr9"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22.389cm">
            <draw:text-box>
              <text:p><text:span text:style-name="T1">v</text:span><text:span text:style-name="T5">0</text:span></text:p>
            </draw:text-box>
          </draw:frame>
          <draw:frame draw:style-name="gr10" draw:text-style-name="P2" draw:layer="layout" svg:width="0.794cm" svg:height="0.761cm" svg:x="3.329cm" svg:y="25.83cm">
            <draw:text-box>
              <text:p><text:span text:style-name="T1">v</text:span><text:span text:style-name="T5">1</text:span></text:p>
            </draw:text-box>
          </draw:frame>
          <draw:frame draw:style-name="gr10" draw:text-style-name="P2" draw:layer="layout" svg:width="0.79cm" svg:height="0.761cm" svg:x="5.578cm" svg:y="26.696cm">
            <draw:text-box>
              <text:p><text:span text:style-name="T1">v</text:span><text:span text:style-name="T5">2</text:span></text:p>
            </draw:text-box>
          </draw:frame>
          <draw:frame draw:style-name="gr10" draw:text-style-name="P2" draw:layer="layout" svg:width="0.794cm" svg:height="0.761cm" svg:x="7.667cm" svg:y="24.074cm">
            <draw:text-box>
              <text:p><text:span text:style-name="T1">v</text:span><text:span text:style-name="T5">3</text:span></text:p>
            </draw:text-box>
          </draw:frame>
          <draw:custom-shape draw:style-name="gr9"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223cm" svg:y="26.688cm">
            <draw:text-box>
              <text:p><text:span text:style-name="T1">path = </text:span><text:span text:style-name="T11">655</text:span><text:span text:style-name="T1">, </text:span><text:span text:style-name="T14">2</text:span><text:span text:style-name="T1">, <text:s/></text:span></text:p>
            </draw:text-box>
          </draw:frame>
          <draw:custom-shape draw:style-name="gr9"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21.642cm">
            <draw:text-box>
              <text:p><text:span text:style-name="T1">v</text:span><text:span text:style-name="T5">4</text:span></text:p>
            </draw:text-box>
          </draw:frame>
          <draw:frame draw:style-name="gr10" draw:text-style-name="P9" draw:layer="layout" svg:width="0.663cm" svg:height="0.569cm" svg:x="4.462cm" svg:y="23.468cm">
            <draw:text-box>
              <text:p><text:span text:style-name="T12">0</text:span></text:p>
            </draw:text-box>
          </draw:frame>
          <draw:line draw:style-name="gr34" draw:text-style-name="P1" draw:layer="layout" svg:x1="5.742cm" svg:y1="24.578cm" svg:x2="5.14cm" svg:y2="26.362cm">
            <text:p/>
          </draw:line>
          <draw:line draw:style-name="gr34" draw:text-style-name="P1" draw:layer="layout" svg:x1="7.181cm" svg:y1="23.467cm" svg:x2="5.736cm" svg:y2="24.587cm">
            <text:p/>
          </draw:line>
          <draw:line draw:style-name="gr34" draw:text-style-name="P1" draw:layer="layout" svg:x1="7.021cm" svg:y1="25.698cm" svg:x2="5.736cm" svg:y2="24.578cm">
            <text:p/>
          </draw:line>
          <draw:line draw:style-name="gr34" draw:text-style-name="P1" draw:layer="layout" svg:x1="5.736cm" svg:y1="24.584cm" svg:x2="4.026cm" svg:y2="24.541cm">
            <text:p/>
          </draw:line>
          <draw:line draw:style-name="gr34" draw:text-style-name="P1" draw:layer="layout" svg:x1="5.321cm" svg:y1="22.647cm" svg:x2="5.744cm" svg:y2="24.593cm">
            <text:p/>
          </draw:line>
          <draw:frame draw:style-name="gr10" draw:text-style-name="P9" draw:layer="layout" svg:width="0.659cm" svg:height="0.569cm" svg:x="4.463cm" svg:y="25.025cm">
            <draw:text-box>
              <text:p><text:span text:style-name="T12">1</text:span></text:p>
            </draw:text-box>
          </draw:frame>
          <draw:frame draw:style-name="gr10" draw:text-style-name="P9" draw:layer="layout" svg:width="0.659cm" svg:height="0.569cm" svg:x="5.723cm" svg:y="25.528cm">
            <draw:text-box>
              <text:p><text:span text:style-name="T12">2</text:span></text:p>
            </draw:text-box>
          </draw:frame>
          <draw:frame draw:style-name="gr10" draw:text-style-name="P9" draw:layer="layout" svg:width="0.663cm" svg:height="0.569cm" svg:x="5.841cm" svg:y="22.92cm">
            <draw:text-box>
              <text:p><text:span text:style-name="T12">4</text:span></text:p>
            </draw:text-box>
          </draw:frame>
          <draw:custom-shape draw:style-name="gr9"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2.047cm" svg:y="24.153cm">
            <draw:text-box>
              <text:p><text:span text:style-name="T8">654</text:span></text:p>
            </draw:text-box>
          </draw:frame>
          <draw:frame draw:style-name="gr10" draw:text-style-name="P7" draw:layer="layout" svg:width="1.086cm" svg:height="0.645cm" svg:x="7.696cm" svg:y="26.154cm">
            <draw:text-box>
              <text:p><text:span text:style-name="T8">656</text:span></text:p>
            </draw:text-box>
          </draw:frame>
          <draw:custom-shape draw:style-name="gr9"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layer="layout" svg:width="6.92cm" svg:height="0.962cm" svg:x="7.969cm" svg:y="2.179cm">
          <draw:text-box>
            <text:p>Hierarchical Edit Paths</text:p>
          </draw:text-box>
        </draw:frame>
        <draw:g>
          <draw:polygon draw:style-name="gr19" draw:text-style-name="P1" draw:layer="layout" svg:width="2.64cm" svg:height="2.662cm" draw:transform="skewX (0.00488692190558412) rotate (2.51501945212383) translate (8.35184608986777cm 12.8064759729507cm)" svg:viewBox="0 0 2641 2663" draw:points="2641,0 1,1 0,2649 2641,2663">
            <text:p/>
          </draw:polygon>
          <draw:polygon draw:style-name="gr38"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19" draw:text-style-name="P1" draw:layer="layout" svg:width="-2.824cm" svg:height="-2.852cm" svg:x="4.031cm" svg:y="10.383cm" svg:viewBox="0 0 -2825 -2853" draw:points="2825,0 1,0 0,2837 2825,2853">
            <text:p/>
          </draw:polygon>
          <draw:custom-shape draw:style-name="gr9"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6.851cm">
            <draw:text-box>
              <text:p><text:span text:style-name="T1">v</text:span><text:span text:style-name="T5">0</text:span></text:p>
            </draw:text-box>
          </draw:frame>
          <draw:frame draw:style-name="gr10" draw:text-style-name="P2" draw:layer="layout" svg:width="0.794cm" svg:height="0.761cm" svg:x="3.329cm" svg:y="10.292cm">
            <draw:text-box>
              <text:p><text:span text:style-name="T1">v</text:span><text:span text:style-name="T5">1</text:span></text:p>
            </draw:text-box>
          </draw:frame>
          <draw:frame draw:style-name="gr10" draw:text-style-name="P2" draw:layer="layout" svg:width="0.79cm" svg:height="0.761cm" svg:x="5.578cm" svg:y="11.158cm">
            <draw:text-box>
              <text:p><text:span text:style-name="T1">v</text:span><text:span text:style-name="T5">2</text:span></text:p>
            </draw:text-box>
          </draw:frame>
          <draw:frame draw:style-name="gr10" draw:text-style-name="P2" draw:layer="layout" svg:width="0.794cm" svg:height="0.761cm" svg:x="7.667cm" svg:y="8.536cm">
            <draw:text-box>
              <text:p><text:span text:style-name="T1">v</text:span><text:span text:style-name="T5">3</text:span></text:p>
            </draw:text-box>
          </draw:frame>
          <draw:custom-shape draw:style-name="gr9"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63cm" svg:height="0.645cm" svg:x="1.223cm" svg:y="11.15cm">
            <draw:text-box>
              <text:p><text:span text:style-name="T1">path = </text:span><text:span text:style-name="T11">655</text:span><text:span text:style-name="T1"> </text:span></text:p>
            </draw:text-box>
          </draw:frame>
          <draw:custom-shape draw:style-name="gr9"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6.104cm">
            <draw:text-box>
              <text:p><text:span text:style-name="T1">v</text:span><text:span text:style-name="T5">4</text:span></text:p>
            </draw:text-box>
          </draw:frame>
          <draw:custom-shape draw:style-name="gr9"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10" draw:layer="layout" svg:width="1.086cm" svg:height="0.645cm" svg:x="5.159cm" svg:y="8.742cm">
            <draw:text-box>
              <text:p><text:span text:style-name="T11">655</text:span></text:p>
            </draw:text-box>
          </draw:frame>
          <draw:frame draw:style-name="gr10" draw:text-style-name="P7" draw:layer="layout" svg:width="1.086cm" svg:height="0.645cm" svg:x="2.047cm" svg:y="8.615cm">
            <draw:text-box>
              <text:p><text:span text:style-name="T8">654</text:span></text:p>
            </draw:text-box>
          </draw:frame>
          <draw:frame draw:style-name="gr10" draw:text-style-name="P7" draw:layer="layout" svg:width="1.086cm" svg:height="0.645cm" svg:x="7.696cm" svg:y="10.616cm">
            <draw:text-box>
              <text:p><text:span text:style-name="T8">656</text:span></text:p>
            </draw:text-box>
          </draw:frame>
        </draw:g>
        <draw:g>
          <draw:polygon draw:style-name="gr19" draw:text-style-name="P1" draw:layer="layout" svg:width="2.64cm" svg:height="2.662cm" draw:transform="skewX (0.00488692190558412) rotate (2.51501945212383) translate (8.35184608986777cm 23.4244759729506cm)" svg:viewBox="0 0 2641 2663" draw:points="2641,0 1,1 0,2649 2641,2663">
            <text:p/>
          </draw:polygon>
          <draw:polygon draw:style-name="gr39"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19" draw:text-style-name="P1" draw:layer="layout" svg:width="-2.824cm" svg:height="-2.852cm" svg:x="4.031cm" svg:y="21.001cm" svg:viewBox="0 0 -2825 -2853" draw:points="2825,0 1,0 0,2837 2825,2853">
            <text:p/>
          </draw:polygon>
          <draw:custom-shape draw:style-name="gr9"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17.469cm">
            <draw:text-box>
              <text:p><text:span text:style-name="T1">v</text:span><text:span text:style-name="T5">0</text:span></text:p>
            </draw:text-box>
          </draw:frame>
          <draw:frame draw:style-name="gr10" draw:text-style-name="P2" draw:layer="layout" svg:width="0.794cm" svg:height="0.761cm" svg:x="3.329cm" svg:y="20.91cm">
            <draw:text-box>
              <text:p><text:span text:style-name="T1">v</text:span><text:span text:style-name="T5">1</text:span></text:p>
            </draw:text-box>
          </draw:frame>
          <draw:frame draw:style-name="gr10" draw:text-style-name="P2" draw:layer="layout" svg:width="0.79cm" svg:height="0.761cm" svg:x="5.578cm" svg:y="21.776cm">
            <draw:text-box>
              <text:p><text:span text:style-name="T1">v</text:span><text:span text:style-name="T5">2</text:span></text:p>
            </draw:text-box>
          </draw:frame>
          <draw:frame draw:style-name="gr10" draw:text-style-name="P2" draw:layer="layout" svg:width="0.794cm" svg:height="0.761cm" svg:x="7.667cm" svg:y="19.154cm">
            <draw:text-box>
              <text:p><text:span text:style-name="T1">v</text:span><text:span text:style-name="T5">3</text:span></text:p>
            </draw:text-box>
          </draw:frame>
          <draw:custom-shape draw:style-name="gr9"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223cm" svg:y="21.768cm">
            <draw:text-box>
              <text:p><text:span text:style-name="T1">path = </text:span><text:span text:style-name="T11">655</text:span><text:span text:style-name="T1">, </text:span><text:span text:style-name="T14">2</text:span><text:span text:style-name="T1">, <text:s/></text:span></text:p>
            </draw:text-box>
          </draw:frame>
          <draw:custom-shape draw:style-name="gr9"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6.722cm">
            <draw:text-box>
              <text:p><text:span text:style-name="T1">v</text:span><text:span text:style-name="T5">4</text:span></text:p>
            </draw:text-box>
          </draw:frame>
          <draw:frame draw:style-name="gr10" draw:text-style-name="P9" draw:layer="layout" svg:width="0.663cm" svg:height="0.569cm" svg:x="4.462cm" svg:y="18.548cm">
            <draw:text-box>
              <text:p><text:span text:style-name="T12">0</text:span></text:p>
            </draw:text-box>
          </draw:frame>
          <draw:line draw:style-name="gr34" draw:text-style-name="P1" draw:layer="layout" svg:x1="5.742cm" svg:y1="19.658cm" svg:x2="5.14cm" svg:y2="21.442cm">
            <text:p/>
          </draw:line>
          <draw:line draw:style-name="gr34" draw:text-style-name="P1" draw:layer="layout" svg:x1="7.181cm" svg:y1="18.547cm" svg:x2="5.736cm" svg:y2="19.667cm">
            <text:p/>
          </draw:line>
          <draw:line draw:style-name="gr34" draw:text-style-name="P1" draw:layer="layout" svg:x1="7.021cm" svg:y1="20.778cm" svg:x2="5.736cm" svg:y2="19.658cm">
            <text:p/>
          </draw:line>
          <draw:line draw:style-name="gr34" draw:text-style-name="P1" draw:layer="layout" svg:x1="5.736cm" svg:y1="19.664cm" svg:x2="4.026cm" svg:y2="19.621cm">
            <text:p/>
          </draw:line>
          <draw:line draw:style-name="gr34" draw:text-style-name="P1" draw:layer="layout" svg:x1="5.321cm" svg:y1="17.727cm" svg:x2="5.744cm" svg:y2="19.673cm">
            <text:p/>
          </draw:line>
          <draw:frame draw:style-name="gr10" draw:text-style-name="P9" draw:layer="layout" svg:width="0.659cm" svg:height="0.569cm" svg:x="4.463cm" svg:y="20.105cm">
            <draw:text-box>
              <text:p><text:span text:style-name="T12">1</text:span></text:p>
            </draw:text-box>
          </draw:frame>
          <draw:custom-shape draw:style-name="gr37"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659cm" svg:height="0.569cm" svg:x="5.723cm" svg:y="20.608cm">
            <draw:text-box>
              <text:p><text:span text:style-name="T12">2</text:span></text:p>
            </draw:text-box>
          </draw:frame>
          <draw:frame draw:style-name="gr10" draw:text-style-name="P9" draw:layer="layout" svg:width="0.659cm" svg:height="0.569cm" svg:x="6.65cm" svg:y="19.372cm">
            <draw:text-box>
              <text:p><text:span text:style-name="T12">3</text:span></text:p>
            </draw:text-box>
          </draw:frame>
          <draw:frame draw:style-name="gr10" draw:text-style-name="P9" draw:layer="layout" svg:width="0.663cm" svg:height="0.569cm" svg:x="5.841cm" svg:y="18cm">
            <draw:text-box>
              <text:p><text:span text:style-name="T12">4</text:span></text:p>
            </draw:text-box>
          </draw:frame>
          <draw:custom-shape draw:style-name="gr9"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2.047cm" svg:y="19.233cm">
            <draw:text-box>
              <text:p><text:span text:style-name="T8">654</text:span></text:p>
            </draw:text-box>
          </draw:frame>
          <draw:frame draw:style-name="gr10" draw:text-style-name="P7" draw:layer="layout" svg:width="1.086cm" svg:height="0.645cm" svg:x="7.696cm" svg:y="21.234cm">
            <draw:text-box>
              <text:p><text:span text:style-name="T8">656</text:span></text:p>
            </draw:text-box>
          </draw:frame>
        </draw:g>
        <draw:g>
          <draw:polygon draw:style-name="gr32"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10" draw:text-style-name="P11" draw:layer="layout" svg:width="0.621cm" svg:height="0.489cm" svg:x="16.471cm" svg:y="8.334cm">
            <draw:text-box>
              <text:p><text:span text:style-name="T13">0</text:span></text:p>
            </draw:text-box>
          </draw:frame>
          <draw:frame draw:style-name="gr10" draw:text-style-name="P11" draw:layer="layout" svg:width="0.616cm" svg:height="0.489cm" svg:x="16.852cm" svg:y="7.677cm">
            <draw:text-box>
              <text:p><text:span text:style-name="T13">1</text:span></text:p>
            </draw:text-box>
          </draw:frame>
          <draw:frame draw:style-name="gr10" draw:text-style-name="P11" draw:layer="layout" svg:width="0.621cm" svg:height="0.489cm" svg:x="16.242cm" svg:y="7.188cm">
            <draw:text-box>
              <text:p><text:span text:style-name="T13">2</text:span></text:p>
            </draw:text-box>
          </draw:frame>
          <draw:frame draw:style-name="gr10" draw:text-style-name="P11" draw:layer="layout" svg:width="0.621cm" svg:height="0.489cm" svg:x="15.886cm" svg:y="8.03cm">
            <draw:text-box>
              <text:p><text:span text:style-name="T13">3</text:span></text:p>
            </draw:text-box>
          </draw:frame>
          <draw:line draw:style-name="gr34" draw:text-style-name="P1" draw:layer="layout" svg:x1="17.274cm" svg:y1="8.46cm" svg:x2="16.089cm" svg:y2="7.668cm">
            <text:p/>
          </draw:line>
          <draw:line draw:style-name="gr34" draw:text-style-name="P1" draw:layer="layout" svg:x1="17.01cm" svg:y1="7.358cm" svg:x2="16.306cm" svg:y2="8.791cm">
            <text:p/>
          </draw:line>
          <draw:frame draw:style-name="gr10" draw:text-style-name="P9" draw:layer="layout" svg:width="0.659cm" svg:height="0.569cm" svg:x="17.288cm" svg:y="6.515cm">
            <draw:text-box>
              <text:p><text:span text:style-name="T12">3</text:span></text:p>
            </draw:text-box>
          </draw:frame>
          <draw:polygon draw:style-name="gr19" draw:text-style-name="P1" draw:layer="layout" svg:width="2.64cm" svg:height="2.662cm" draw:transform="skewX (0.00488692190558418) rotate (2.51501945212383) translate (18.9878460898678cm 10.5664759729506cm)" svg:viewBox="0 0 2641 2663" draw:points="2641,0 1,1 0,2649 2641,2663">
            <text:p/>
          </draw:polygon>
          <draw:polygon draw:style-name="gr19" draw:text-style-name="P1" draw:layer="layout" svg:width="-2.824cm" svg:height="-2.852cm" svg:x="14.667cm" svg:y="8.143cm" svg:viewBox="0 0 -2825 -2853" draw:points="2825,0 1,0 0,2837 2825,2853">
            <text:p/>
          </draw:polygon>
          <draw:custom-shape draw:style-name="gr9"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4.611cm">
            <draw:text-box>
              <text:p><text:span text:style-name="T1">v</text:span><text:span text:style-name="T5">0</text:span></text:p>
            </draw:text-box>
          </draw:frame>
          <draw:frame draw:style-name="gr10" draw:text-style-name="P2" draw:layer="layout" svg:width="0.794cm" svg:height="0.761cm" svg:x="13.965cm" svg:y="8.052cm">
            <draw:text-box>
              <text:p><text:span text:style-name="T1">v</text:span><text:span text:style-name="T5">1</text:span></text:p>
            </draw:text-box>
          </draw:frame>
          <draw:frame draw:style-name="gr10" draw:text-style-name="P2" draw:layer="layout" svg:width="0.79cm" svg:height="0.761cm" svg:x="16.214cm" svg:y="8.918cm">
            <draw:text-box>
              <text:p><text:span text:style-name="T1">v</text:span><text:span text:style-name="T5">2</text:span></text:p>
            </draw:text-box>
          </draw:frame>
          <draw:frame draw:style-name="gr10" draw:text-style-name="P2" draw:layer="layout" svg:width="0.794cm" svg:height="0.761cm" svg:x="18.303cm" svg:y="6.296cm">
            <draw:text-box>
              <text:p><text:span text:style-name="T1">v</text:span><text:span text:style-name="T5">3</text:span></text:p>
            </draw:text-box>
          </draw:frame>
          <draw:custom-shape draw:style-name="gr9"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1.859cm" svg:y="8.91cm">
            <draw:text-box>
              <text:p><text:span text:style-name="T1">path = </text:span><text:span text:style-name="T11">655</text:span><text:span text:style-name="T1">, </text:span><text:span text:style-name="T14">2</text:span><text:span text:style-name="T1">, <text:s/></text:span></text:p>
            </draw:text-box>
          </draw:frame>
          <draw:custom-shape draw:style-name="gr9"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3.864cm">
            <draw:text-box>
              <text:p><text:span text:style-name="T1">v</text:span><text:span text:style-name="T5">4</text:span></text:p>
            </draw:text-box>
          </draw:frame>
          <draw:frame draw:style-name="gr10" draw:text-style-name="P9" draw:layer="layout" svg:width="0.663cm" svg:height="0.569cm" svg:x="15.098cm" svg:y="5.69cm">
            <draw:text-box>
              <text:p><text:span text:style-name="T12">0</text:span></text:p>
            </draw:text-box>
          </draw:frame>
          <draw:line draw:style-name="gr34" draw:text-style-name="P1" draw:layer="layout" svg:x1="16.378cm" svg:y1="6.8cm" svg:x2="15.776cm" svg:y2="8.584cm">
            <text:p/>
          </draw:line>
          <draw:line draw:style-name="gr34" draw:text-style-name="P1" draw:layer="layout" svg:x1="17.817cm" svg:y1="5.689cm" svg:x2="16.372cm" svg:y2="6.809cm">
            <text:p/>
          </draw:line>
          <draw:line draw:style-name="gr34" draw:text-style-name="P1" draw:layer="layout" svg:x1="17.657cm" svg:y1="7.92cm" svg:x2="16.372cm" svg:y2="6.8cm">
            <text:p/>
          </draw:line>
          <draw:line draw:style-name="gr34" draw:text-style-name="P1" draw:layer="layout" svg:x1="16.372cm" svg:y1="6.806cm" svg:x2="14.662cm" svg:y2="6.763cm">
            <text:p/>
          </draw:line>
          <draw:line draw:style-name="gr34" draw:text-style-name="P1" draw:layer="layout" svg:x1="15.957cm" svg:y1="4.869cm" svg:x2="16.38cm" svg:y2="6.815cm">
            <text:p/>
          </draw:line>
          <draw:frame draw:style-name="gr10" draw:text-style-name="P9" draw:layer="layout" svg:width="0.659cm" svg:height="0.569cm" svg:x="15.099cm" svg:y="7.247cm">
            <draw:text-box>
              <text:p><text:span text:style-name="T12">1</text:span></text:p>
            </draw:text-box>
          </draw:frame>
          <draw:frame draw:style-name="gr10" draw:text-style-name="P9" draw:layer="layout" svg:width="0.663cm" svg:height="0.569cm" svg:x="16.477cm" svg:y="5.142cm">
            <draw:text-box>
              <text:p><text:span text:style-name="T12">4</text:span></text:p>
            </draw:text-box>
          </draw:frame>
          <draw:custom-shape draw:style-name="gr9"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12.683cm" svg:y="6.375cm">
            <draw:text-box>
              <text:p><text:span text:style-name="T8">654</text:span></text:p>
            </draw:text-box>
          </draw:frame>
          <draw:frame draw:style-name="gr10" draw:text-style-name="P7" draw:layer="layout" svg:width="1.086cm" svg:height="0.645cm" svg:x="18.332cm" svg:y="8.376cm">
            <draw:text-box>
              <text:p><text:span text:style-name="T8">656</text:span></text:p>
            </draw:text-box>
          </draw:frame>
          <draw:custom-shape draw:style-name="gr9"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2"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10" draw:text-style-name="P11" draw:layer="layout" svg:width="0.621cm" svg:height="0.489cm" svg:x="16.471cm" svg:y="13.404cm">
            <draw:text-box>
              <text:p><text:span text:style-name="T13">0</text:span></text:p>
            </draw:text-box>
          </draw:frame>
          <draw:frame draw:style-name="gr10" draw:text-style-name="P11" draw:layer="layout" svg:width="0.616cm" svg:height="0.489cm" svg:x="16.852cm" svg:y="12.747cm">
            <draw:text-box>
              <text:p><text:span text:style-name="T13">1</text:span></text:p>
            </draw:text-box>
          </draw:frame>
          <draw:frame draw:style-name="gr10" draw:text-style-name="P11" draw:layer="layout" svg:width="0.621cm" svg:height="0.489cm" svg:x="16.242cm" svg:y="12.258cm">
            <draw:text-box>
              <text:p><text:span text:style-name="T13">2</text:span></text:p>
            </draw:text-box>
          </draw:frame>
          <draw:custom-shape draw:style-name="gr40"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1" draw:layer="layout" svg:width="0.621cm" svg:height="0.489cm" svg:x="15.886cm" svg:y="13.1cm">
            <draw:text-box>
              <text:p><text:span text:style-name="T13">3</text:span></text:p>
            </draw:text-box>
          </draw:frame>
          <draw:line draw:style-name="gr34" draw:text-style-name="P1" draw:layer="layout" svg:x1="17.274cm" svg:y1="13.53cm" svg:x2="16.089cm" svg:y2="12.738cm">
            <text:p/>
          </draw:line>
          <draw:line draw:style-name="gr34" draw:text-style-name="P1" draw:layer="layout" svg:x1="17.01cm" svg:y1="12.428cm" svg:x2="16.306cm" svg:y2="13.861cm">
            <text:p/>
          </draw:line>
          <draw:frame draw:style-name="gr10" draw:text-style-name="P9" draw:layer="layout" svg:width="0.659cm" svg:height="0.569cm" svg:x="17.288cm" svg:y="11.585cm">
            <draw:text-box>
              <text:p><text:span text:style-name="T12">3</text:span></text:p>
            </draw:text-box>
          </draw:frame>
          <draw:polygon draw:style-name="gr19" draw:text-style-name="P1" draw:layer="layout" svg:width="2.64cm" svg:height="2.662cm" draw:transform="skewX (0.00488692190558418) rotate (2.51501945212383) translate (18.9878460898678cm 15.6364759729507cm)" svg:viewBox="0 0 2641 2663" draw:points="2641,0 1,1 0,2649 2641,2663">
            <text:p/>
          </draw:polygon>
          <draw:polygon draw:style-name="gr19" draw:text-style-name="P1" draw:layer="layout" svg:width="-2.824cm" svg:height="-2.852cm" svg:x="14.667cm" svg:y="13.213cm" svg:viewBox="0 0 -2825 -2853" draw:points="2825,0 1,0 0,2837 2825,2853">
            <text:p/>
          </draw:polygon>
          <draw:custom-shape draw:style-name="gr9"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9.681cm">
            <draw:text-box>
              <text:p><text:span text:style-name="T1">v</text:span><text:span text:style-name="T5">0</text:span></text:p>
            </draw:text-box>
          </draw:frame>
          <draw:frame draw:style-name="gr10" draw:text-style-name="P2" draw:layer="layout" svg:width="0.794cm" svg:height="0.761cm" svg:x="13.965cm" svg:y="13.122cm">
            <draw:text-box>
              <text:p><text:span text:style-name="T1">v</text:span><text:span text:style-name="T5">1</text:span></text:p>
            </draw:text-box>
          </draw:frame>
          <draw:frame draw:style-name="gr10" draw:text-style-name="P2" draw:layer="layout" svg:width="0.79cm" svg:height="0.761cm" svg:x="16.214cm" svg:y="13.988cm">
            <draw:text-box>
              <text:p><text:span text:style-name="T1">v</text:span><text:span text:style-name="T5">2</text:span></text:p>
            </draw:text-box>
          </draw:frame>
          <draw:frame draw:style-name="gr10" draw:text-style-name="P2" draw:layer="layout" svg:width="0.794cm" svg:height="0.761cm" svg:x="18.303cm" svg:y="11.366cm">
            <draw:text-box>
              <text:p><text:span text:style-name="T1">v</text:span><text:span text:style-name="T5">3</text:span></text:p>
            </draw:text-box>
          </draw:frame>
          <draw:custom-shape draw:style-name="gr9"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141cm" svg:height="0.645cm" svg:x="11.859cm" svg:y="13.98cm">
            <draw:text-box>
              <text:p><text:span text:style-name="T1">path = </text:span><text:span text:style-name="T11">655</text:span><text:span text:style-name="T1">, </text:span><text:span text:style-name="T14">2</text:span><text:span text:style-name="T1">, </text:span><text:span text:style-name="T15">3</text:span><text:span text:style-name="T1"> <text:s/></text:span></text:p>
            </draw:text-box>
          </draw:frame>
          <draw:custom-shape draw:style-name="gr9"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8.934cm">
            <draw:text-box>
              <text:p><text:span text:style-name="T1">v</text:span><text:span text:style-name="T5">4</text:span></text:p>
            </draw:text-box>
          </draw:frame>
          <draw:frame draw:style-name="gr10" draw:text-style-name="P9" draw:layer="layout" svg:width="0.663cm" svg:height="0.569cm" svg:x="15.098cm" svg:y="10.76cm">
            <draw:text-box>
              <text:p><text:span text:style-name="T12">0</text:span></text:p>
            </draw:text-box>
          </draw:frame>
          <draw:line draw:style-name="gr34" draw:text-style-name="P1" draw:layer="layout" svg:x1="16.378cm" svg:y1="11.87cm" svg:x2="15.776cm" svg:y2="13.654cm">
            <text:p/>
          </draw:line>
          <draw:line draw:style-name="gr34" draw:text-style-name="P1" draw:layer="layout" svg:x1="17.817cm" svg:y1="10.759cm" svg:x2="16.372cm" svg:y2="11.879cm">
            <text:p/>
          </draw:line>
          <draw:line draw:style-name="gr34" draw:text-style-name="P1" draw:layer="layout" svg:x1="17.657cm" svg:y1="12.99cm" svg:x2="16.372cm" svg:y2="11.87cm">
            <text:p/>
          </draw:line>
          <draw:line draw:style-name="gr34" draw:text-style-name="P1" draw:layer="layout" svg:x1="16.372cm" svg:y1="11.876cm" svg:x2="14.662cm" svg:y2="11.833cm">
            <text:p/>
          </draw:line>
          <draw:line draw:style-name="gr34" draw:text-style-name="P1" draw:layer="layout" svg:x1="15.957cm" svg:y1="9.939cm" svg:x2="16.38cm" svg:y2="11.885cm">
            <text:p/>
          </draw:line>
          <draw:frame draw:style-name="gr10" draw:text-style-name="P9" draw:layer="layout" svg:width="0.659cm" svg:height="0.569cm" svg:x="15.099cm" svg:y="12.317cm">
            <draw:text-box>
              <text:p><text:span text:style-name="T12">1</text:span></text:p>
            </draw:text-box>
          </draw:frame>
          <draw:frame draw:style-name="gr10" draw:text-style-name="P9" draw:layer="layout" svg:width="0.663cm" svg:height="0.569cm" svg:x="16.477cm" svg:y="10.212cm">
            <draw:text-box>
              <text:p><text:span text:style-name="T12">4</text:span></text:p>
            </draw:text-box>
          </draw:frame>
          <draw:custom-shape draw:style-name="gr9"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12.683cm" svg:y="11.445cm">
            <draw:text-box>
              <text:p><text:span text:style-name="T8">654</text:span></text:p>
            </draw:text-box>
          </draw:frame>
          <draw:frame draw:style-name="gr10" draw:text-style-name="P7" draw:layer="layout" svg:width="1.086cm" svg:height="0.645cm" svg:x="18.332cm" svg:y="13.446cm">
            <draw:text-box>
              <text:p><text:span text:style-name="T8">656</text:span></text:p>
            </draw:text-box>
          </draw:frame>
          <draw:custom-shape draw:style-name="gr9"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2"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10" draw:text-style-name="P11" draw:layer="layout" svg:width="0.621cm" svg:height="0.489cm" svg:x="16.471cm" svg:y="19.172cm">
            <draw:text-box>
              <text:p><text:span text:style-name="T13">0</text:span></text:p>
            </draw:text-box>
          </draw:frame>
          <draw:frame draw:style-name="gr10" draw:text-style-name="P11" draw:layer="layout" svg:width="0.616cm" svg:height="0.489cm" svg:x="16.852cm" svg:y="18.515cm">
            <draw:text-box>
              <text:p><text:span text:style-name="T13">1</text:span></text:p>
            </draw:text-box>
          </draw:frame>
          <draw:frame draw:style-name="gr10" draw:text-style-name="P11" draw:layer="layout" svg:width="0.621cm" svg:height="0.489cm" svg:x="16.242cm" svg:y="18.026cm">
            <draw:text-box>
              <text:p><text:span text:style-name="T13">2</text:span></text:p>
            </draw:text-box>
          </draw:frame>
          <draw:line draw:style-name="gr34" draw:text-style-name="P1" draw:layer="layout" svg:x1="17.274cm" svg:y1="19.298cm" svg:x2="16.089cm" svg:y2="18.506cm">
            <text:p/>
          </draw:line>
          <draw:line draw:style-name="gr34" draw:text-style-name="P1" draw:layer="layout" svg:x1="17.01cm" svg:y1="18.196cm" svg:x2="16.306cm" svg:y2="19.629cm">
            <text:p/>
          </draw:line>
          <draw:frame draw:style-name="gr10" draw:text-style-name="P9" draw:layer="layout" svg:width="0.659cm" svg:height="0.569cm" svg:x="17.288cm" svg:y="17.353cm">
            <draw:text-box>
              <text:p><text:span text:style-name="T12">3</text:span></text:p>
            </draw:text-box>
          </draw:frame>
          <draw:polygon draw:style-name="gr19" draw:text-style-name="P1" draw:layer="layout" svg:width="2.64cm" svg:height="2.662cm" draw:transform="skewX (0.00488692190558412) rotate (2.51501945212383) translate (18.9878460898678cm 21.4044759729507cm)" svg:viewBox="0 0 2641 2663" draw:points="2641,0 1,1 0,2649 2641,2663">
            <text:p/>
          </draw:polygon>
          <draw:polygon draw:style-name="gr19" draw:text-style-name="P1" draw:layer="layout" svg:width="-2.824cm" svg:height="-2.852cm" svg:x="14.667cm" svg:y="18.981cm" svg:viewBox="0 0 -2825 -2853" draw:points="2825,0 1,0 0,2837 2825,2853">
            <text:p/>
          </draw:polygon>
          <draw:custom-shape draw:style-name="gr9"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15.449cm">
            <draw:text-box>
              <text:p><text:span text:style-name="T1">v</text:span><text:span text:style-name="T5">0</text:span></text:p>
            </draw:text-box>
          </draw:frame>
          <draw:frame draw:style-name="gr10" draw:text-style-name="P2" draw:layer="layout" svg:width="0.794cm" svg:height="0.761cm" svg:x="13.965cm" svg:y="18.89cm">
            <draw:text-box>
              <text:p><text:span text:style-name="T1">v</text:span><text:span text:style-name="T5">1</text:span></text:p>
            </draw:text-box>
          </draw:frame>
          <draw:frame draw:style-name="gr10" draw:text-style-name="P2" draw:layer="layout" svg:width="0.79cm" svg:height="0.761cm" svg:x="16.214cm" svg:y="19.756cm">
            <draw:text-box>
              <text:p><text:span text:style-name="T1">v</text:span><text:span text:style-name="T5">2</text:span></text:p>
            </draw:text-box>
          </draw:frame>
          <draw:frame draw:style-name="gr10" draw:text-style-name="P2" draw:layer="layout" svg:width="0.794cm" svg:height="0.761cm" svg:x="18.303cm" svg:y="17.134cm">
            <draw:text-box>
              <text:p><text:span text:style-name="T1">v</text:span><text:span text:style-name="T5">3</text:span></text:p>
            </draw:text-box>
          </draw:frame>
          <draw:custom-shape draw:style-name="gr9"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141cm" svg:height="0.645cm" svg:x="11.859cm" svg:y="19.748cm">
            <draw:text-box>
              <text:p><text:span text:style-name="T1">path = </text:span><text:span text:style-name="T11">655</text:span><text:span text:style-name="T1">, </text:span><text:span text:style-name="T14">2</text:span><text:span text:style-name="T1">, </text:span><text:span text:style-name="T15">3</text:span><text:span text:style-name="T1"> <text:s/></text:span></text:p>
            </draw:text-box>
          </draw:frame>
          <draw:custom-shape draw:style-name="gr9"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14.702cm">
            <draw:text-box>
              <text:p><text:span text:style-name="T1">v</text:span><text:span text:style-name="T5">4</text:span></text:p>
            </draw:text-box>
          </draw:frame>
          <draw:frame draw:style-name="gr10" draw:text-style-name="P9" draw:layer="layout" svg:width="0.663cm" svg:height="0.569cm" svg:x="15.098cm" svg:y="16.528cm">
            <draw:text-box>
              <text:p><text:span text:style-name="T12">0</text:span></text:p>
            </draw:text-box>
          </draw:frame>
          <draw:line draw:style-name="gr34" draw:text-style-name="P1" draw:layer="layout" svg:x1="16.378cm" svg:y1="17.638cm" svg:x2="15.776cm" svg:y2="19.422cm">
            <text:p/>
          </draw:line>
          <draw:line draw:style-name="gr34" draw:text-style-name="P1" draw:layer="layout" svg:x1="17.817cm" svg:y1="16.527cm" svg:x2="16.372cm" svg:y2="17.647cm">
            <text:p/>
          </draw:line>
          <draw:line draw:style-name="gr34" draw:text-style-name="P1" draw:layer="layout" svg:x1="17.657cm" svg:y1="18.758cm" svg:x2="16.372cm" svg:y2="17.638cm">
            <text:p/>
          </draw:line>
          <draw:line draw:style-name="gr34" draw:text-style-name="P1" draw:layer="layout" svg:x1="16.372cm" svg:y1="17.644cm" svg:x2="14.662cm" svg:y2="17.601cm">
            <text:p/>
          </draw:line>
          <draw:line draw:style-name="gr34" draw:text-style-name="P1" draw:layer="layout" svg:x1="15.957cm" svg:y1="15.707cm" svg:x2="16.38cm" svg:y2="17.653cm">
            <text:p/>
          </draw:line>
          <draw:frame draw:style-name="gr10" draw:text-style-name="P9" draw:layer="layout" svg:width="0.659cm" svg:height="0.569cm" svg:x="15.099cm" svg:y="18.085cm">
            <draw:text-box>
              <text:p><text:span text:style-name="T12">1</text:span></text:p>
            </draw:text-box>
          </draw:frame>
          <draw:frame draw:style-name="gr10" draw:text-style-name="P9" draw:layer="layout" svg:width="0.663cm" svg:height="0.569cm" svg:x="16.477cm" svg:y="15.98cm">
            <draw:text-box>
              <text:p><text:span text:style-name="T12">4</text:span></text:p>
            </draw:text-box>
          </draw:frame>
          <draw:custom-shape draw:style-name="gr9"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2" draw:layer="layout" svg:width="0.599cm" svg:height="0.45cm" svg:x="15.84cm" svg:y="18.461cm">
            <draw:text-box>
              <text:p><text:span text:style-name="T16">2</text:span></text:p>
            </draw:text-box>
          </draw:frame>
          <draw:frame draw:style-name="gr10" draw:text-style-name="P12" draw:layer="layout" svg:width="0.604cm" svg:height="0.45cm" svg:x="15.615cm" svg:y="19.106cm">
            <draw:text-box>
              <text:p><text:span text:style-name="T16">3</text:span></text:p>
            </draw:text-box>
          </draw:frame>
          <draw:frame draw:style-name="gr10" draw:text-style-name="P12" draw:layer="layout" svg:width="0.604cm" svg:height="0.45cm" svg:x="15.964cm" svg:y="19.261cm">
            <draw:text-box>
              <text:p><text:span text:style-name="T16">0</text:span></text:p>
            </draw:text-box>
          </draw:frame>
          <draw:frame draw:style-name="gr10" draw:text-style-name="P12" draw:layer="layout" svg:width="0.604cm" svg:height="0.45cm" svg:x="16.213cm" svg:y="18.695cm">
            <draw:text-box>
              <text:p><text:span text:style-name="T16">1</text:span></text:p>
            </draw:text-box>
          </draw:frame>
          <draw:frame draw:style-name="gr10" draw:text-style-name="P7" draw:layer="layout" svg:width="1.086cm" svg:height="0.645cm" svg:x="12.683cm" svg:y="17.213cm">
            <draw:text-box>
              <text:p><text:span text:style-name="T8">654</text:span></text:p>
            </draw:text-box>
          </draw:frame>
          <draw:frame draw:style-name="gr10" draw:text-style-name="P7" draw:layer="layout" svg:width="1.086cm" svg:height="0.645cm" svg:x="18.332cm" svg:y="19.214cm">
            <draw:text-box>
              <text:p><text:span text:style-name="T8">656</text:span></text:p>
            </draw:text-box>
          </draw:frame>
          <draw:custom-shape draw:style-name="gr9"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2" draw:text-style-name="P1" draw:layer="layout" svg:width="4.062cm" svg:height="4.369cm" draw:transform="skewX (-0.0755727566113544) rotate (-0.385368698840349) translate (15.2017171436466cm 20.6309136838681cm)" svg:viewBox="0 0 4063 4370" draw:points="0,1747 865,4369 3232,4370 4063,1783 2143,0">
            <text:p/>
          </draw:polygon>
          <draw:frame draw:style-name="gr10" draw:text-style-name="P11" draw:layer="layout" svg:width="0.621cm" svg:height="0.489cm" svg:x="16.471cm" svg:y="25.323cm">
            <draw:text-box>
              <text:p><text:span text:style-name="T13">0</text:span></text:p>
            </draw:text-box>
          </draw:frame>
          <draw:frame draw:style-name="gr10" draw:text-style-name="P11" draw:layer="layout" svg:width="0.616cm" svg:height="0.489cm" svg:x="16.852cm" svg:y="24.666cm">
            <draw:text-box>
              <text:p><text:span text:style-name="T13">1</text:span></text:p>
            </draw:text-box>
          </draw:frame>
          <draw:frame draw:style-name="gr10" draw:text-style-name="P11" draw:layer="layout" svg:width="0.621cm" svg:height="0.489cm" svg:x="16.242cm" svg:y="24.177cm">
            <draw:text-box>
              <text:p><text:span text:style-name="T13">2</text:span></text:p>
            </draw:text-box>
          </draw:frame>
          <draw:line draw:style-name="gr34" draw:text-style-name="P1" draw:layer="layout" svg:x1="17.274cm" svg:y1="25.449cm" svg:x2="16.089cm" svg:y2="24.657cm">
            <text:p/>
          </draw:line>
          <draw:line draw:style-name="gr34" draw:text-style-name="P1" draw:layer="layout" svg:x1="17.01cm" svg:y1="24.347cm" svg:x2="16.306cm" svg:y2="25.78cm">
            <text:p/>
          </draw:line>
          <draw:frame draw:style-name="gr10" draw:text-style-name="P9" draw:layer="layout" svg:width="0.659cm" svg:height="0.569cm" svg:x="17.288cm" svg:y="23.504cm">
            <draw:text-box>
              <text:p><text:span text:style-name="T12">3</text:span></text:p>
            </draw:text-box>
          </draw:frame>
          <draw:polygon draw:style-name="gr19" draw:text-style-name="P1" draw:layer="layout" svg:width="2.64cm" svg:height="2.662cm" draw:transform="skewX (0.00488692190558411) rotate (2.51501945212383) translate (18.9878460898678cm 27.5554759729507cm)" svg:viewBox="0 0 2641 2663" draw:points="2641,0 1,1 0,2649 2641,2663">
            <text:p/>
          </draw:polygon>
          <draw:polygon draw:style-name="gr19" draw:text-style-name="P1" draw:layer="layout" svg:width="-2.824cm" svg:height="-2.852cm" svg:x="14.667cm" svg:y="25.132cm" svg:viewBox="0 0 -2825 -2853" draw:points="2825,0 1,0 0,2837 2825,2853">
            <text:p/>
          </draw:polygon>
          <draw:custom-shape draw:style-name="gr9"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21.6cm">
            <draw:text-box>
              <text:p><text:span text:style-name="T1">v</text:span><text:span text:style-name="T5">0</text:span></text:p>
            </draw:text-box>
          </draw:frame>
          <draw:frame draw:style-name="gr10" draw:text-style-name="P2" draw:layer="layout" svg:width="0.794cm" svg:height="0.761cm" svg:x="13.965cm" svg:y="25.041cm">
            <draw:text-box>
              <text:p><text:span text:style-name="T1">v</text:span><text:span text:style-name="T5">1</text:span></text:p>
            </draw:text-box>
          </draw:frame>
          <draw:frame draw:style-name="gr10" draw:text-style-name="P2" draw:layer="layout" svg:width="0.79cm" svg:height="0.761cm" svg:x="16.214cm" svg:y="25.907cm">
            <draw:text-box>
              <text:p><text:span text:style-name="T1">v</text:span><text:span text:style-name="T5">2</text:span></text:p>
            </draw:text-box>
          </draw:frame>
          <draw:frame draw:style-name="gr10" draw:text-style-name="P2" draw:layer="layout" svg:width="0.794cm" svg:height="0.761cm" svg:x="18.303cm" svg:y="23.285cm">
            <draw:text-box>
              <text:p><text:span text:style-name="T1">v</text:span><text:span text:style-name="T5">3</text:span></text:p>
            </draw:text-box>
          </draw:frame>
          <draw:custom-shape draw:style-name="gr9"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53cm" svg:height="0.645cm" svg:x="11.859cm" svg:y="25.899cm">
            <draw:text-box>
              <text:p><text:span text:style-name="T1">path = </text:span><text:span text:style-name="T11">655</text:span><text:span text:style-name="T1">, </text:span><text:span text:style-name="T14">2</text:span><text:span text:style-name="T1">, </text:span><text:span text:style-name="T15">3</text:span><text:span text:style-name="T17">,</text:span><text:span text:style-name="T15"> </text:span><text:span text:style-name="T18">0</text:span><text:span text:style-name="T1"> <text:s/></text:span></text:p>
            </draw:text-box>
          </draw:frame>
          <draw:custom-shape draw:style-name="gr9"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20.853cm">
            <draw:text-box>
              <text:p><text:span text:style-name="T1">v</text:span><text:span text:style-name="T5">4</text:span></text:p>
            </draw:text-box>
          </draw:frame>
          <draw:frame draw:style-name="gr10" draw:text-style-name="P9" draw:layer="layout" svg:width="0.663cm" svg:height="0.569cm" svg:x="15.098cm" svg:y="22.679cm">
            <draw:text-box>
              <text:p><text:span text:style-name="T12">0</text:span></text:p>
            </draw:text-box>
          </draw:frame>
          <draw:line draw:style-name="gr34" draw:text-style-name="P1" draw:layer="layout" svg:x1="16.378cm" svg:y1="23.789cm" svg:x2="15.776cm" svg:y2="25.573cm">
            <text:p/>
          </draw:line>
          <draw:line draw:style-name="gr34" draw:text-style-name="P1" draw:layer="layout" svg:x1="17.817cm" svg:y1="22.678cm" svg:x2="16.372cm" svg:y2="23.798cm">
            <text:p/>
          </draw:line>
          <draw:line draw:style-name="gr34" draw:text-style-name="P1" draw:layer="layout" svg:x1="17.657cm" svg:y1="24.909cm" svg:x2="16.372cm" svg:y2="23.789cm">
            <text:p/>
          </draw:line>
          <draw:line draw:style-name="gr34" draw:text-style-name="P1" draw:layer="layout" svg:x1="16.372cm" svg:y1="23.795cm" svg:x2="14.662cm" svg:y2="23.752cm">
            <text:p/>
          </draw:line>
          <draw:line draw:style-name="gr34" draw:text-style-name="P1" draw:layer="layout" svg:x1="15.957cm" svg:y1="21.858cm" svg:x2="16.38cm" svg:y2="23.804cm">
            <text:p/>
          </draw:line>
          <draw:frame draw:style-name="gr10" draw:text-style-name="P9" draw:layer="layout" svg:width="0.659cm" svg:height="0.569cm" svg:x="15.099cm" svg:y="24.236cm">
            <draw:text-box>
              <text:p><text:span text:style-name="T12">1</text:span></text:p>
            </draw:text-box>
          </draw:frame>
          <draw:frame draw:style-name="gr10" draw:text-style-name="P9" draw:layer="layout" svg:width="0.663cm" svg:height="0.569cm" svg:x="16.477cm" svg:y="22.131cm">
            <draw:text-box>
              <text:p><text:span text:style-name="T12">4</text:span></text:p>
            </draw:text-box>
          </draw:frame>
          <draw:custom-shape draw:style-name="gr9"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2" draw:layer="layout" svg:width="0.599cm" svg:height="0.45cm" svg:x="15.84cm" svg:y="24.612cm">
            <draw:text-box>
              <text:p><text:span text:style-name="T16">2</text:span></text:p>
            </draw:text-box>
          </draw:frame>
          <draw:frame draw:style-name="gr10" draw:text-style-name="P12" draw:layer="layout" svg:width="0.604cm" svg:height="0.45cm" svg:x="15.615cm" svg:y="25.257cm">
            <draw:text-box>
              <text:p><text:span text:style-name="T16">3</text:span></text:p>
            </draw:text-box>
          </draw:frame>
          <draw:frame draw:style-name="gr10" draw:text-style-name="P12" draw:layer="layout" svg:width="0.604cm" svg:height="0.45cm" svg:x="16cm" svg:y="25.562cm">
            <draw:text-box>
              <text:p><text:span text:style-name="T16">0</text:span></text:p>
            </draw:text-box>
          </draw:frame>
          <draw:frame draw:style-name="gr10" draw:text-style-name="P12" draw:layer="layout" svg:width="0.604cm" svg:height="0.45cm" svg:x="16.213cm" svg:y="24.846cm">
            <draw:text-box>
              <text:p><text:span text:style-name="T16">1</text:span></text:p>
            </draw:text-box>
          </draw:frame>
          <draw:frame draw:style-name="gr10" draw:text-style-name="P7" draw:layer="layout" svg:width="1.086cm" svg:height="0.645cm" svg:x="12.683cm" svg:y="23.364cm">
            <draw:text-box>
              <text:p><text:span text:style-name="T8">654</text:span></text:p>
            </draw:text-box>
          </draw:frame>
          <draw:frame draw:style-name="gr10" draw:text-style-name="P7" draw:layer="layout" svg:width="1.086cm" svg:height="0.645cm" svg:x="18.332cm" svg:y="25.365cm">
            <draw:text-box>
              <text:p><text:span text:style-name="T8">656</text:span></text:p>
            </draw:text-box>
          </draw:frame>
          <draw:custom-shape draw:style-name="gr9"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9" draw:text-style-name="P1" draw:layer="layout" svg:width="2.64cm" svg:height="2.662cm" draw:transform="skewX (0.00488692190558419) rotate (2.51501945212383) translate (8.35184608986777cm 7.70247597295065cm)" svg:viewBox="0 0 2641 2663" draw:points="2641,0 1,1 0,2649 2641,2663">
            <text:p/>
          </draw:polygon>
          <draw:polygon draw:style-name="gr38" draw:text-style-name="P1" draw:layer="layout" svg:width="4.062cm" svg:height="4.369cm" draw:transform="skewX (-0.0755727566113545) rotate (-0.385368698840349) translate (4.56571714364657cm 0.777913683868106cm)" svg:viewBox="0 0 4063 4370" draw:points="0,1747 865,4369 3232,4370 4063,1783 2143,0">
            <text:p/>
          </draw:polygon>
          <draw:polygon draw:style-name="gr19" draw:text-style-name="P1" draw:layer="layout" svg:width="-2.824cm" svg:height="-2.852cm" svg:x="4.031cm" svg:y="5.279cm" svg:viewBox="0 0 -2825 -2853" draw:points="2825,0 1,0 0,2837 2825,2853">
            <text:p/>
          </draw:polygon>
          <draw:custom-shape draw:style-name="gr9"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1.747cm">
            <draw:text-box>
              <text:p><text:span text:style-name="T1">v</text:span><text:span text:style-name="T5">0</text:span></text:p>
            </draw:text-box>
          </draw:frame>
          <draw:frame draw:style-name="gr10" draw:text-style-name="P2" draw:layer="layout" svg:width="0.794cm" svg:height="0.761cm" svg:x="3.329cm" svg:y="5.188cm">
            <draw:text-box>
              <text:p><text:span text:style-name="T1">v</text:span><text:span text:style-name="T5">1</text:span></text:p>
            </draw:text-box>
          </draw:frame>
          <draw:frame draw:style-name="gr10" draw:text-style-name="P2" draw:layer="layout" svg:width="0.79cm" svg:height="0.761cm" svg:x="5.578cm" svg:y="6.054cm">
            <draw:text-box>
              <text:p><text:span text:style-name="T1">v</text:span><text:span text:style-name="T5">2</text:span></text:p>
            </draw:text-box>
          </draw:frame>
          <draw:frame draw:style-name="gr10" draw:text-style-name="P2" draw:layer="layout" svg:width="0.794cm" svg:height="0.761cm" svg:x="7.667cm" svg:y="3.432cm">
            <draw:text-box>
              <text:p><text:span text:style-name="T1">v</text:span><text:span text:style-name="T5">3</text:span></text:p>
            </draw:text-box>
          </draw:frame>
          <draw:custom-shape draw:style-name="gr9"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679cm" svg:height="0.645cm" svg:x="1.223cm" svg:y="6.046cm">
            <draw:text-box>
              <text:p><text:span text:style-name="T1">path = <text:s/></text:span></text:p>
            </draw:text-box>
          </draw:frame>
          <draw:custom-shape draw:style-name="gr9"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cm">
            <draw:text-box>
              <text:p><text:span text:style-name="T1">v</text:span><text:span text:style-name="T5">4</text:span></text:p>
            </draw:text-box>
          </draw:frame>
          <draw:custom-shape draw:style-name="gr9"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13" draw:layer="layout" svg:width="1.086cm" svg:height="0.645cm" svg:x="5.159cm" svg:y="3.638cm">
            <draw:text-box>
              <text:p><text:span text:style-name="T19">655</text:span></text:p>
            </draw:text-box>
          </draw:frame>
          <draw:frame draw:style-name="gr10" draw:text-style-name="P7" draw:layer="layout" svg:width="1.086cm" svg:height="0.645cm" svg:x="2.047cm" svg:y="3.511cm">
            <draw:text-box>
              <text:p><text:span text:style-name="T8">654</text:span></text:p>
            </draw:text-box>
          </draw:frame>
          <draw:frame draw:style-name="gr10" draw:text-style-name="P7" draw:layer="layout" svg:width="1.086cm" svg:height="0.645cm" svg:x="7.696cm" svg:y="5.512cm">
            <draw:text-box>
              <text:p><text:span text:style-name="T8">656</text:span></text:p>
            </draw:text-box>
          </draw:frame>
        </draw:g>
      </draw:page>
      <draw:page draw:name="page4" draw:style-name="dp1" draw:master-page-name="Default">
        <draw:g>
          <draw:rect draw:style-name="gr42" draw:text-style-name="P15" draw:layer="layout" svg:width="5.027cm" svg:height="1.327cm" svg:x="11.979cm" svg:y="4.226cm" draw:corner-radius="0.5cm">
            <text:p text:style-name="P14"><text:span text:style-name="T1">Implementation</text:span></text:p>
          </draw:rect>
          <draw:rect draw:style-name="gr43" draw:text-style-name="P15" draw:layer="layout" svg:width="5.027cm" svg:height="2.541cm" svg:x="11.979cm" svg:y="1.515cm" draw:corner-radius="0.5cm">
            <text:p text:style-name="P14"><text:span text:style-name="T1">Representations</text:span></text:p>
          </draw:rect>
          <draw:rect draw:style-name="gr44" draw:text-style-name="P16" xml:id="id17" draw:id="id17" draw:layer="layout" svg:width="1.383cm" svg:height="0.706cm" svg:x="12.29cm" svg:y="1.713cm">
            <text:p text:style-name="P1"><text:span text:style-name="T1">Hbr</text:span></text:p>
          </draw:rect>
          <draw:rect draw:style-name="gr45" draw:text-style-name="P16" xml:id="id18" draw:id="id18" draw:layer="layout" svg:width="1.383cm" svg:height="0.706cm" svg:x="12.291cm" svg:y="3.125cm">
            <text:p text:style-name="P1"><text:span text:style-name="T1">Far</text:span></text:p>
          </draw:rect>
          <draw:rect draw:style-name="gr46" draw:text-style-name="P16" xml:id="id19" draw:id="id19" draw:layer="layout" svg:width="1.383cm" svg:height="0.706cm" svg:x="12.292cm" svg:y="4.536cm">
            <text:p text:style-name="P1"><text:span text:style-name="T1">Osd</text:span></text:p>
          </draw:rect>
          <draw:connector draw:style-name="gr47" draw:text-style-name="P1" draw:layer="layout" draw:type="line" svg:x1="12.981cm" svg:y1="2.419cm" svg:x2="12.982cm" svg:y2="3.125cm" draw:start-shape="id17" draw:start-glue-point="2" draw:end-shape="id18" draw:end-glue-point="0" svg:d="m12981 2419 1 706">
            <text:p/>
          </draw:connector>
          <draw:connector draw:style-name="gr47" draw:text-style-name="P1" draw:layer="layout" draw:type="line" svg:x1="12.982cm" svg:y1="3.831cm" svg:x2="12.983cm" svg:y2="4.536cm" draw:start-shape="id18" draw:start-glue-point="2" draw:end-shape="id19" draw:end-glue-point="0" svg:d="m12982 3831 1 705">
            <text:p/>
          </draw:connector>
        </draw:g>
        <draw:g>
          <draw:rect draw:style-name="gr48" draw:text-style-name="P16" xml:id="id20" draw:id="id20" draw:layer="layout" svg:width="1.383cm" svg:height="0.706cm" svg:x="2.452cm" svg:y="12.554cm">
            <text:p text:style-name="P1"><text:span text:style-name="T1">Hbr</text:span></text:p>
          </draw:rect>
          <draw:rect draw:style-name="gr48" draw:text-style-name="P16" xml:id="id21" draw:id="id21" draw:layer="layout" svg:width="1.383cm" svg:height="0.706cm" svg:x="6.817cm" svg:y="12.554cm">
            <text:p text:style-name="P1"><text:span text:style-name="T1">Far</text:span></text:p>
          </draw:rect>
          <draw:rect draw:style-name="gr48" draw:text-style-name="P16" xml:id="id22" draw:id="id22" draw:layer="layout" svg:width="1.383cm" svg:height="0.706cm" svg:x="10.895cm" svg:y="12.554cm">
            <text:p text:style-name="P1"><text:span text:style-name="T1">Osd</text:span></text:p>
          </draw:rect>
          <draw:connector draw:style-name="gr47" draw:text-style-name="P1" draw:layer="layout" draw:type="line" svg:x1="3.835cm" svg:y1="12.907cm" svg:x2="6.817cm" svg:y2="12.907cm" draw:start-shape="id20" draw:start-glue-point="1" draw:end-shape="id21" draw:end-glue-point="3" svg:d="m3835 12907h2982">
            <text:p/>
          </draw:connector>
          <draw:connector draw:style-name="gr47" draw:text-style-name="P1" draw:layer="layout" draw:type="line" svg:x1="8.2cm" svg:y1="12.907cm" svg:x2="10.895cm" svg:y2="12.907cm" draw:start-shape="id21" draw:end-shape="id22" svg:d="m8200 12907h2695">
            <text:p/>
          </draw:connector>
          <draw:frame draw:style-name="gr10" draw:text-style-name="P17" draw:layer="layout" svg:width="1.814cm" svg:height="1.039cm" svg:x="2.236cm" svg:y="13.4cm">
            <draw:text-box>
              <text:p text:style-name="P1"><text:span text:style-name="T2">edit</text:span></text:p>
              <text:p text:style-name="P1"><text:span text:style-name="T2">topology</text:span></text:p>
            </draw:text-box>
          </draw:frame>
          <draw:frame draw:style-name="gr10" draw:text-style-name="P16" draw:layer="layout" svg:width="1.814cm" svg:height="1.039cm" svg:x="4.358cm" svg:y="12.399cm">
            <draw:text-box>
              <text:p text:style-name="P1"><text:span text:style-name="T1">serialize</text:span></text:p>
              <text:p text:style-name="P1"><text:span text:style-name="T1">data</text:span></text:p>
            </draw:text-box>
          </draw:frame>
          <draw:frame draw:style-name="gr10" draw:text-style-name="P16" draw:layer="layout" svg:width="1.916cm" svg:height="1.039cm" svg:x="8.516cm" svg:y="12.366cm">
            <draw:text-box>
              <text:p text:style-name="P1"><text:span text:style-name="T1">interop</text:span></text:p>
              <text:p text:style-name="P1"><text:span text:style-name="T1">to device</text:span></text:p>
            </draw:text-box>
          </draw:frame>
          <draw:frame draw:style-name="gr10" draw:text-style-name="P17" draw:layer="layout" svg:width="2.123cm" svg:height="1.039cm" svg:x="10.537cm" svg:y="13.4cm">
            <draw:text-box>
              <text:p text:style-name="P1"><text:span text:style-name="T2">interactive</text:span></text:p>
              <text:p text:style-name="P1"><text:span text:style-name="T2">evaluation</text:span></text:p>
            </draw:text-box>
          </draw:frame>
        </draw:g>
        <draw:g>
          <draw:g>
            <draw:custom-shape draw:style-name="gr49" draw:text-style-name="P16" xml:id="id24" draw:id="id24" draw:layer="layout" svg:width="0.593cm" svg:height="0.593cm" svg:x="2.666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1" draw:layer="layout" draw:type="line" svg:x1="3.542cm" svg:y1="9.589cm" svg:x2="3.173cm" svg:y2="8.228cm" draw:start-shape="id23" draw:start-glue-point="5" draw:end-shape="id24" draw:end-glue-point="9" svg:d="m3542 9589-369-1361">
              <text:p/>
            </draw:connector>
            <draw:custom-shape draw:style-name="gr51" draw:text-style-name="P16" xml:id="id23" draw:id="id23" draw:layer="layout" svg:width="0.593cm" svg:height="0.593cm" svg:x="3.456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xml:id="id25" draw:id="id25" draw:layer="layout" svg:width="0.593cm" svg:height="0.593cm" svg:x="4.473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xml:id="id26" draw:id="id26" draw:layer="layout" svg:width="0.593cm" svg:height="0.593cm" svg:x="1.536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1" draw:layer="layout" draw:type="line" svg:x1="4.473cm" svg:y1="8.247cm" svg:x2="3.259cm" svg:y2="8.018cm" draw:start-shape="id25" draw:start-glue-point="6" draw:end-shape="id24" draw:end-glue-point="10" svg:d="m4473 8247-1214-229">
              <text:p/>
            </draw:connector>
            <draw:connector draw:style-name="gr50" draw:text-style-name="P1" draw:layer="layout" draw:type="line" svg:x1="2.043cm" svg:y1="9.335cm" svg:x2="2.752cm" svg:y2="8.228cm" draw:start-shape="id26" draw:start-glue-point="11" draw:end-shape="id24" draw:end-glue-point="7" svg:d="m2043 9335 709-1107">
              <text:p/>
            </draw:connector>
            <draw:connector draw:style-name="gr50" draw:text-style-name="P1" draw:layer="layout" draw:type="line" svg:x1="3.456cm" svg:y1="9.8cm" svg:x2="2.129cm" svg:y2="9.546cm" draw:start-shape="id23" draw:start-glue-point="6" draw:end-shape="id26" draw:end-glue-point="10" svg:d="m3456 9800-1327-254">
              <text:p/>
            </draw:connector>
          </draw:g>
          <draw:frame draw:style-name="gr10" draw:text-style-name="P2" draw:layer="layout" svg:width="2.962cm" svg:height="0.645cm" svg:x="1.825cm" svg:y="10.299cm">
            <draw:text-box>
              <text:p><text:span text:style-name="T1">topological data</text:span></text:p>
            </draw:text-box>
          </draw:frame>
          <draw:g>
            <draw:custom-shape draw:style-name="gr49" draw:text-style-name="P1" draw:layer="layout" svg:width="0.593cm" svg:height="0.593cm" svg:x="5.998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6.704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2" draw:text-style-name="P1" draw:layer="layout" svg:width="0.338cm" svg:height="2.117cm" draw:transform="rotate (-1.5707963267949) translate (8.031cm 8.571cm)" svg:viewBox="0 0 339 2118" draw:points="0,2118 339,2118 339,0 0,0">
              <text:p/>
            </draw:polyline>
            <draw:custom-shape draw:style-name="gr49" draw:text-style-name="P1" draw:layer="layout" svg:width="0.593cm" svg:height="0.593cm" svg:x="8.202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8.908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7.354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9.754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10.46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11.309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2" draw:text-style-name="P1" draw:layer="layout" svg:width="0.338cm" svg:height="1.468cm" draw:transform="rotate (-1.5707963267949) translate (9.585cm 8.571cm)" svg:viewBox="0 0 339 1469" draw:points="0,1469 339,1469 339,0 0,0">
              <text:p/>
            </draw:polyline>
            <draw:polyline draw:style-name="gr52" draw:text-style-name="P1" draw:layer="layout" svg:width="0.338cm" svg:height="1.468cm" draw:transform="rotate (-1.5707963267949) translate (11.137cm 8.571cm)" svg:viewBox="0 0 339 1469" draw:points="0,1469 339,1469 339,0 0,0">
              <text:p/>
            </draw:polyline>
            <draw:polyline draw:style-name="gr52" draw:text-style-name="P1" draw:layer="layout" svg:width="0.338cm" svg:height="0.761cm" draw:transform="rotate (-1.5707963267949) translate (11.984cm 8.571cm)" svg:viewBox="0 0 339 762" draw:points="0,762 339,762 339,0 0,0">
              <text:p/>
            </draw:polyline>
            <draw:frame draw:style-name="gr10" draw:text-style-name="P2" draw:layer="layout" svg:width="0.697cm" svg:height="0.645cm" svg:x="6.624cm" svg:y="8.938cm">
              <draw:text-box>
                <text:p><text:span text:style-name="T1">0</text:span></text:p>
              </draw:text-box>
            </draw:frame>
            <draw:frame draw:style-name="gr10" draw:text-style-name="P2" draw:layer="layout" svg:width="0.697cm" svg:height="0.645cm" svg:x="8.502cm" svg:y="8.939cm">
              <draw:text-box>
                <text:p><text:span text:style-name="T1">1</text:span></text:p>
              </draw:text-box>
            </draw:frame>
            <draw:frame draw:style-name="gr10" draw:text-style-name="P2" draw:layer="layout" svg:width="0.697cm" svg:height="0.645cm" svg:x="10.054cm" svg:y="8.939cm">
              <draw:text-box>
                <text:p><text:span text:style-name="T1">2</text:span></text:p>
              </draw:text-box>
            </draw:frame>
            <draw:frame draw:style-name="gr10" draw:text-style-name="P2" draw:layer="layout" svg:width="0.697cm" svg:height="0.645cm" svg:x="11.255cm" svg:y="8.939cm">
              <draw:text-box>
                <text:p><text:span text:style-name="T1">3</text:span></text:p>
              </draw:text-box>
            </draw:frame>
          </draw:g>
          <draw:frame draw:style-name="gr10" draw:text-style-name="P2" draw:layer="layout" svg:width="2.796cm" svg:height="0.645cm" svg:x="7.571cm" svg:y="10.3cm">
            <draw:text-box>
              <text:p><text:span text:style-name="T1">serialized data</text:span></text:p>
            </draw:text-box>
          </draw:frame>
        </draw:g>
        <draw:g>
          <draw:rect draw:style-name="gr53" draw:text-style-name="P15" draw:layer="layout" svg:width="8.846cm" svg:height="2.369cm" svg:x="1.238cm" svg:y="2.959cm" draw:corner-radius="0.212cm">
            <text:p text:style-name="P14"><text:span text:style-name="T1"/></text:p>
            <text:p text:style-name="P14"><text:span text:style-name="T1"/></text:p>
          </draw:rect>
          <draw:rect draw:style-name="gr54" draw:text-style-name="P15" draw:layer="layout" svg:width="9.322cm" svg:height="2.451cm" svg:x="1cm" svg:y="1.627cm" draw:corner-radius="0.212cm">
            <text:p text:style-name="P14"><text:span text:style-name="T1"/></text:p>
            <text:p text:style-name="P14"><text:span text:style-name="T1"/></text:p>
          </draw:rect>
          <draw:frame draw:style-name="gr10" draw:layer="layout" svg:width="6.149cm" svg:height="0.645cm" svg:x="1.38cm" svg:y="3.304cm">
            <draw:text-box>
              <text:p text:style-name="P14"><text:span text:style-name="T1">2 : Feature Adaptive Representation</text:span></text:p>
            </draw:text-box>
          </draw:frame>
          <draw:frame draw:style-name="gr55" draw:text-style-name="P14" draw:layer="layout" svg:width="6.907cm" svg:height="1.039cm" svg:x="1.38cm" svg:y="4.555cm">
            <draw:text-box>
              <text:p text:style-name="P14"><text:span text:style-name="T1">1 : Hierarchical Boundary Representation</text:span></text:p>
            </draw:text-box>
          </draw:frame>
          <draw:g>
            <draw:rect draw:style-name="gr56" draw:text-style-name="P16" xml:id="id27" draw:id="id27" draw:layer="layout" svg:width="1.383cm" svg:height="0.706cm" svg:x="8.429cm" svg:y="1.839cm">
              <text:p text:style-name="P1"><text:span text:style-name="T1">Osd</text:span></text:p>
            </draw:rect>
            <draw:rect draw:style-name="gr56" draw:text-style-name="P16" xml:id="id28" draw:id="id28" draw:layer="layout" svg:width="1.383cm" svg:height="0.706cm" svg:x="8.43cm" svg:y="3.152cm">
              <text:p text:style-name="P1"><text:span text:style-name="T1">Far</text:span></text:p>
            </draw:rect>
            <draw:rect draw:style-name="gr56" draw:text-style-name="P16" xml:id="id29" draw:id="id29" draw:layer="layout" svg:width="1.383cm" svg:height="0.706cm" svg:x="8.431cm" svg:y="4.498cm">
              <text:p text:style-name="P1"><text:span text:style-name="T1">Hbr</text:span></text:p>
            </draw:rect>
            <draw:connector draw:style-name="gr57" draw:text-style-name="P1" draw:layer="layout" draw:type="line" svg:x1="9.12cm" svg:y1="2.545cm" svg:x2="9.121cm" svg:y2="3.152cm" draw:start-shape="id27" draw:start-glue-point="2" draw:end-shape="id28" draw:end-glue-point="0" svg:d="m9120 2545 1 607">
              <text:p/>
            </draw:connector>
            <draw:connector draw:style-name="gr57" draw:text-style-name="P1" draw:layer="layout" draw:type="line" svg:x1="9.121cm" svg:y1="3.858cm" svg:x2="9.122cm" svg:y2="4.498cm" draw:start-shape="id28" draw:start-glue-point="2" draw:end-shape="id29" draw:end-glue-point="0" svg:d="m9121 3858 1 640">
              <text:p/>
            </draw:connector>
          </draw:g>
          <draw:frame draw:style-name="gr10" draw:layer="layout" svg:width="2.919cm" svg:height="0.645cm" svg:x="1.38cm" svg:y="1.974cm">
            <draw:text-box>
              <text:p text:style-name="P14"><text:span text:style-name="T1">3 : OpenSubdiv</text:span></text:p>
            </draw:text-box>
          </draw:frame>
        </draw:g>
        <draw:g>
          <draw:custom-shape draw:style-name="gr58" draw:text-style-name="P18" draw:layer="layout" svg:width="5.171cm" svg:height="7.564cm" draw:transform="rotate (1.5707963267949) translate (4.407cm 20.959cm)">
            <text:p text:style-name="P1"><text:span text:style-name="T20">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34" draw:id="id34">
            <draw:custom-shape draw:style-name="gr59" draw:text-style-name="P16" xml:id="id30" draw:id="id30" draw:layer="layout" svg:width="1.403cm" svg:height="1.403cm" svg:x="4.641cm" svg:y="17.672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6" xml:id="id31" draw:id="id31" draw:layer="layout" svg:width="1.403cm" svg:height="1.403cm" svg:x="7.527cm" svg:y="16.083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6" xml:id="id32" draw:id="id32" draw:layer="layout" svg:width="1.403cm" svg:height="1.403cm" svg:x="7.527cm" svg:y="19.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0" draw:text-style-name="P1" draw:layer="layout" draw:type="line" svg:x1="5.839cm" svg:y1="17.877cm" svg:x2="7.527cm" svg:y2="16.785cm" draw:start-shape="id30" draw:start-glue-point="11" draw:end-shape="id31" draw:end-glue-point="6" svg:d="m5839 17877 1688-1092">
              <text:p/>
            </draw:connector>
            <draw:connector draw:style-name="gr60" draw:text-style-name="P1" draw:layer="layout" draw:type="line" svg:x1="5.839cm" svg:y1="18.87cm" svg:x2="7.527cm" svg:y2="19.962cm" draw:start-shape="id30" draw:start-glue-point="9" draw:end-shape="id32" draw:end-glue-point="6" svg:d="m5839 18870 1688 1092">
              <text:p/>
            </draw:connector>
            <draw:connector draw:style-name="gr60" draw:text-style-name="P1" draw:layer="layout" draw:type="line" svg:x1="8.228cm" svg:y1="19.26cm" svg:x2="8.228cm" svg:y2="17.486cm" draw:start-shape="id32" draw:end-shape="id31" svg:d="m8228 19260v-1774">
              <text:p/>
            </draw:connector>
          </draw:g>
          <draw:rect draw:style-name="gr61" draw:text-style-name="P16" xml:id="id33" draw:id="id33" draw:layer="layout" svg:width="1.383cm" svg:height="0.706cm" svg:x="1.764cm" svg:y="18.02cm">
            <text:p text:style-name="P1"><text:span text:style-name="T1">Far</text:span></text:p>
          </draw:rect>
          <draw:connector draw:style-name="gr60" draw:text-style-name="P1" draw:layer="layout" draw:type="line" svg:x1="3.147cm" svg:y1="18.373cm" svg:x2="4.641cm" svg:y2="18.373cm" draw:start-shape="id33" draw:start-glue-point="1" draw:end-shape="id34" svg:d="m3147 18373h1494">
            <text:p/>
          </draw:connector>
        </draw:g>
      </draw:page>
      <draw:page draw:name="page5" draw:style-name="dp1" draw:master-page-name="Default">
        <draw:g>
          <draw:polygon draw:style-name="gr14" draw:text-style-name="P1" draw:layer="layout" svg:width="8.924cm" svg:height="3.015cm" svg:x="1.419cm" svg:y="6.528cm" svg:viewBox="0 0 8925 3016" draw:points="3016,0 0,3016 8925,3016 7350,17">
            <text:p/>
          </draw:polygon>
          <draw:line draw:style-name="gr22" draw:text-style-name="P1" draw:layer="layout" svg:x1="3.186cm" svg:y1="7.778cm" svg:x2="9.413cm" svg:y2="7.778cm">
            <text:p/>
          </draw:line>
          <draw:line draw:style-name="gr22" draw:text-style-name="P1" draw:layer="layout" svg:x1="6.491cm" svg:y1="6.528cm" svg:x2="5.672cm" svg:y2="9.539cm">
            <text:p/>
          </draw:line>
          <draw:custom-shape draw:style-name="gr9"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2" draw:layer="layout" svg:width="0.794cm" svg:height="0.761cm" svg:x="3.994cm" svg:y="4.326cm">
            <draw:text-box>
              <text:p><text:span text:style-name="T1">v</text:span><text:span text:style-name="T5">0</text:span></text:p>
            </draw:text-box>
          </draw:frame>
          <draw:frame draw:style-name="gr10" draw:text-style-name="P3" draw:layer="layout" svg:width="2.843cm" svg:height="0.761cm" svg:x="1.292cm" svg:y="9.68cm">
            <draw:text-box>
              <text:p><text:span text:style-name="T2">face-vertex : v</text:span><text:span text:style-name="T9">4</text:span></text:p>
            </draw:text-box>
          </draw:frame>
          <draw:frame draw:style-name="gr10" draw:text-style-name="P2" draw:layer="layout" svg:width="0.794cm" svg:height="0.761cm" svg:x="1.403cm" svg:y="6.011cm">
            <draw:text-box>
              <text:p><text:span text:style-name="T1">v</text:span><text:span text:style-name="T5">1</text:span></text:p>
            </draw:text-box>
          </draw:frame>
          <draw:frame draw:style-name="gr10" draw:text-style-name="P2" draw:layer="layout" svg:width="0.794cm" svg:height="0.761cm" svg:x="8.097cm" svg:y="4.357cm">
            <draw:text-box>
              <text:p><text:span text:style-name="T1">v</text:span><text:span text:style-name="T5">3</text:span></text:p>
            </draw:text-box>
          </draw:frame>
          <draw:custom-shape draw:style-name="gr9"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 draw:layer="layout" svg:x1="2.181cm" svg:y1="6.242cm" svg:x2="1.419cm" svg:y2="9.544cm">
            <text:p/>
          </draw:line>
          <draw:line draw:style-name="gr64" draw:text-style-name="P1" draw:layer="layout" svg:x1="3.867cm" svg:y1="5.407cm" svg:x2="3.192cm" svg:y2="7.768cm">
            <text:p/>
          </draw:line>
          <draw:line draw:style-name="gr65" draw:text-style-name="P1" draw:layer="layout" svg:x1="6.139cm" svg:y1="5.468cm" svg:x2="6.139cm" svg:y2="7.786cm">
            <text:p/>
          </draw:line>
          <draw:line draw:style-name="gr63" draw:text-style-name="P1" draw:layer="layout" svg:x1="4.706cm" svg:y1="4.963cm" svg:x2="4.432cm" svg:y2="6.511cm">
            <text:p/>
          </draw:line>
          <draw:line draw:style-name="gr64" draw:text-style-name="P1" draw:layer="layout" svg:x1="5.695cm" svg:y1="6.237cm" svg:x2="5.695cm" svg:y2="9.545cm">
            <text:p/>
          </draw:line>
          <draw:line draw:style-name="gr64" draw:text-style-name="P1" draw:layer="layout" svg:x1="6.493cm" svg:y1="4.963cm" svg:x2="6.493cm" svg:y2="6.528cm">
            <text:p/>
          </draw:line>
          <draw:line draw:style-name="gr63" draw:text-style-name="P1" draw:layer="layout" svg:x1="8.11cm" svg:y1="4.98cm" svg:x2="8.752cm" svg:y2="6.545cm">
            <text:p/>
          </draw:line>
          <draw:line draw:style-name="gr64" draw:text-style-name="P1" draw:layer="layout" svg:x1="8.396cm" svg:y1="5.413cm" svg:x2="9.418cm" svg:y2="7.79cm">
            <text:p/>
          </draw:line>
          <draw:line draw:style-name="gr63" draw:text-style-name="P1" draw:layer="layout" svg:x1="8.983cm" svg:y1="6.254cm" svg:x2="10.343cm" svg:y2="9.539cm">
            <text:p/>
          </draw:line>
          <draw:g>
            <draw:polygon draw:style-name="gr16" draw:text-style-name="P1" draw:layer="layout" svg:width="6.774cm" svg:height="1.269cm" svg:x="2.181cm" svg:y="4.972cm" svg:viewBox="0 0 6775 1270" draw:points="2540,0 0,1270 6775,1270 5931,0">
              <text:p/>
            </draw:polygon>
            <draw:custom-shape draw:style-name="gr9"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9.055cm" svg:y="6.011cm">
            <draw:text-box>
              <text:p><text:span text:style-name="T1">v</text:span><text:span text:style-name="T5">2</text:span></text:p>
            </draw:text-box>
          </draw:frame>
          <draw:frame draw:style-name="gr62" draw:text-style-name="P19" draw:layer="layout" svg:width="0.794cm" svg:height="0.661cm" svg:x="6.081cm" svg:y="7.77cm">
            <draw:text-box>
              <text:p><text:span text:style-name="T21">v</text:span><text:span text:style-name="T22">4</text:span></text:p>
            </draw:text-box>
          </draw:frame>
          <draw:frame draw:style-name="gr62" draw:text-style-name="P20" draw:layer="layout" svg:width="0.794cm" svg:height="0.661cm" svg:x="3.125cm" svg:y="7.77cm">
            <draw:text-box>
              <text:p><text:span text:style-name="T23">v</text:span><text:span text:style-name="T24">5</text:span></text:p>
            </draw:text-box>
          </draw:frame>
          <draw:frame draw:style-name="gr62" draw:text-style-name="P20" draw:layer="layout" svg:width="0.794cm" svg:height="0.661cm" svg:x="5.718cm" svg:y="8.945cm">
            <draw:text-box>
              <text:p><text:span text:style-name="T23">v</text:span><text:span text:style-name="T24">6</text:span></text:p>
            </draw:text-box>
          </draw:frame>
          <draw:frame draw:style-name="gr62" draw:text-style-name="P20" draw:layer="layout" svg:width="0.794cm" svg:height="0.661cm" svg:x="8.959cm" svg:y="7.77cm">
            <draw:text-box>
              <text:p><text:span text:style-name="T23">v</text:span><text:span text:style-name="T24">7</text:span></text:p>
            </draw:text-box>
          </draw:frame>
          <draw:frame draw:style-name="gr62" draw:text-style-name="P20" draw:layer="layout" svg:width="0.794cm" svg:height="0.661cm" svg:x="6.418cm" svg:y="6.559cm">
            <draw:text-box>
              <text:p><text:span text:style-name="T23">v</text:span><text:span text:style-name="T24">8</text:span></text:p>
            </draw:text-box>
          </draw:frame>
          <draw:frame draw:style-name="gr62" draw:text-style-name="P21" draw:layer="layout" svg:width="0.794cm" svg:height="0.661cm" svg:x="4.317cm" svg:y="6.559cm">
            <draw:text-box>
              <text:p><text:span text:style-name="T25">v</text:span><text:span text:style-name="T26">9</text:span></text:p>
            </draw:text-box>
          </draw:frame>
          <draw:frame draw:style-name="gr62" draw:text-style-name="P21" draw:layer="layout" svg:width="0.895cm" svg:height="0.661cm" svg:x="1.687cm" svg:y="8.945cm">
            <draw:text-box>
              <text:p><text:span text:style-name="T25">v</text:span><text:span text:style-name="T26">10</text:span></text:p>
            </draw:text-box>
          </draw:frame>
          <draw:frame draw:style-name="gr62" draw:text-style-name="P21" draw:layer="layout" svg:width="0.895cm" svg:height="0.661cm" svg:x="9.505cm" svg:y="8.945cm">
            <draw:text-box>
              <text:p><text:span text:style-name="T25">v</text:span><text:span text:style-name="T26">11</text:span></text:p>
            </draw:text-box>
          </draw:frame>
          <draw:frame draw:style-name="gr62" draw:text-style-name="P21" draw:layer="layout" svg:width="0.895cm" svg:height="0.661cm" svg:x="8.209cm" svg:y="6.559cm">
            <draw:text-box>
              <text:p><text:span text:style-name="T25">v</text:span><text:span text:style-name="T26">12</text:span></text:p>
            </draw:text-box>
          </draw:frame>
          <draw:frame draw:style-name="gr10" draw:text-style-name="P7" draw:layer="layout" svg:width="4.919cm" svg:height="0.761cm" svg:x="1.292cm" svg:y="10.204cm">
            <draw:text-box>
              <text:p><text:span text:style-name="T8">edge-vertices : v</text:span><text:span text:style-name="T27">5</text:span><text:span text:style-name="T28">, v</text:span><text:span text:style-name="T27">6</text:span><text:span text:style-name="T28">, v</text:span><text:span text:style-name="T27">7</text:span><text:span text:style-name="T28">, v</text:span><text:span text:style-name="T27">8</text:span><text:span text:style-name="T28"> <text:s/></text:span><text:span text:style-name="T27"><text:s/></text:span></text:p>
            </draw:text-box>
          </draw:frame>
          <draw:frame draw:style-name="gr10" draw:text-style-name="P4" draw:layer="layout" svg:width="5.139cm" svg:height="0.761cm" svg:x="1.292cm" svg:y="10.801cm">
            <draw:text-box>
              <text:p><text:span text:style-name="T3">face-vertices : v</text:span><text:span text:style-name="T29">9</text:span><text:span text:style-name="T30">, v</text:span><text:span text:style-name="T29">10</text:span><text:span text:style-name="T30">, v</text:span><text:span text:style-name="T29">11</text:span><text:span text:style-name="T30">, v</text:span><text:span text:style-name="T29">12</text:span><text:span text:style-name="T30"> <text:s/></text:span><text:span text:style-name="T29"><text:s/></text:span></text:p>
            </draw:text-box>
          </draw:frame>
        </draw:g>
        <draw:g>
          <draw:polygon draw:style-name="gr14" draw:text-style-name="P1" draw:layer="layout" svg:width="8.924cm" svg:height="3.015cm" svg:x="11.15cm" svg:y="13.137cm" svg:viewBox="0 0 8925 3016" draw:points="3016,0 0,3016 8925,3016 7350,17">
            <text:p/>
          </draw:polygon>
          <draw:line draw:style-name="gr22" draw:text-style-name="P1" draw:layer="layout" svg:x1="12.917cm" svg:y1="14.387cm" svg:x2="19.144cm" svg:y2="14.387cm">
            <text:p/>
          </draw:line>
          <draw:line draw:style-name="gr22" draw:text-style-name="P1" draw:layer="layout" svg:x1="16.222cm" svg:y1="13.137cm" svg:x2="15.403cm" svg:y2="16.148cm">
            <text:p/>
          </draw:line>
          <draw:custom-shape draw:style-name="gr9"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2" draw:layer="layout" svg:width="0.794cm" svg:height="0.761cm" svg:x="13.725cm" svg:y="10.935cm">
            <draw:text-box>
              <text:p><text:span text:style-name="T1">v</text:span><text:span text:style-name="T5">0</text:span></text:p>
            </draw:text-box>
          </draw:frame>
          <draw:frame draw:style-name="gr10" draw:text-style-name="P3" draw:layer="layout" svg:width="2.843cm" svg:height="0.761cm" svg:x="11.023cm" svg:y="16.302cm">
            <draw:text-box>
              <text:p><text:span text:style-name="T2">face-vertex : v</text:span><text:span text:style-name="T9">4</text:span></text:p>
            </draw:text-box>
          </draw:frame>
          <draw:frame draw:style-name="gr10" draw:text-style-name="P2" draw:layer="layout" svg:width="0.794cm" svg:height="0.761cm" svg:x="11.134cm" svg:y="12.62cm">
            <draw:text-box>
              <text:p><text:span text:style-name="T1">v</text:span><text:span text:style-name="T5">1</text:span></text:p>
            </draw:text-box>
          </draw:frame>
          <draw:frame draw:style-name="gr10" draw:text-style-name="P2" draw:layer="layout" svg:width="0.794cm" svg:height="0.761cm" svg:x="17.828cm" svg:y="10.966cm">
            <draw:text-box>
              <text:p><text:span text:style-name="T1">v</text:span><text:span text:style-name="T5">3</text:span></text:p>
            </draw:text-box>
          </draw:frame>
          <draw:custom-shape draw:style-name="gr9"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1" draw:layer="layout" svg:x1="15.87cm" svg:y1="12.077cm" svg:x2="15.87cm" svg:y2="14.395cm">
            <text:p/>
          </draw:line>
          <draw:g>
            <draw:polygon draw:style-name="gr16" draw:text-style-name="P1" draw:layer="layout" svg:width="6.774cm" svg:height="1.269cm" svg:x="11.912cm" svg:y="11.581cm" svg:viewBox="0 0 6775 1270" draw:points="2540,0 0,1270 6775,1270 5931,0">
              <text:p/>
            </draw:polygon>
            <draw:custom-shape draw:style-name="gr9"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12.62cm">
            <draw:text-box>
              <text:p><text:span text:style-name="T1">v</text:span><text:span text:style-name="T5">2</text:span></text:p>
            </draw:text-box>
          </draw:frame>
          <draw:frame draw:style-name="gr62" draw:text-style-name="P19" draw:layer="layout" svg:width="0.794cm" svg:height="0.661cm" svg:x="15.812cm" svg:y="14.379cm">
            <draw:text-box>
              <text:p><text:span text:style-name="T21">v</text:span><text:span text:style-name="T22">4</text:span></text:p>
            </draw:text-box>
          </draw:frame>
          <draw:frame draw:style-name="gr62" draw:text-style-name="P22" draw:layer="layout" svg:width="0.794cm" svg:height="0.661cm" svg:x="12.856cm" svg:y="14.379cm">
            <draw:text-box>
              <text:p><text:span text:style-name="T31">v</text:span><text:span text:style-name="T32">5</text:span></text:p>
            </draw:text-box>
          </draw:frame>
          <draw:frame draw:style-name="gr62" draw:text-style-name="P22" draw:layer="layout" svg:width="0.794cm" svg:height="0.661cm" svg:x="15.449cm" svg:y="15.554cm">
            <draw:text-box>
              <text:p><text:span text:style-name="T31">v</text:span><text:span text:style-name="T32">6</text:span></text:p>
            </draw:text-box>
          </draw:frame>
          <draw:frame draw:style-name="gr62" draw:text-style-name="P22" draw:layer="layout" svg:width="0.794cm" svg:height="0.661cm" svg:x="18.69cm" svg:y="14.379cm">
            <draw:text-box>
              <text:p><text:span text:style-name="T31">v</text:span><text:span text:style-name="T32">7</text:span></text:p>
            </draw:text-box>
          </draw:frame>
          <draw:frame draw:style-name="gr62" draw:text-style-name="P22" draw:layer="layout" svg:width="0.794cm" svg:height="0.661cm" svg:x="16.149cm" svg:y="13.168cm">
            <draw:text-box>
              <text:p><text:span text:style-name="T31">v</text:span><text:span text:style-name="T32">8</text:span></text:p>
            </draw:text-box>
          </draw:frame>
        </draw:g>
        <draw:g>
          <draw:polygon draw:style-name="gr14" draw:text-style-name="P1" draw:layer="layout" svg:width="8.924cm" svg:height="3.015cm" svg:x="11.15cm" svg:y="6.519cm" svg:viewBox="0 0 8925 3016" draw:points="3016,0 0,3016 8925,3016 7350,17">
            <text:p/>
          </draw:polygon>
          <draw:line draw:style-name="gr22" draw:text-style-name="P1" draw:layer="layout" svg:x1="12.917cm" svg:y1="7.769cm" svg:x2="19.144cm" svg:y2="7.769cm">
            <text:p/>
          </draw:line>
          <draw:line draw:style-name="gr22" draw:text-style-name="P1" draw:layer="layout" svg:x1="16.222cm" svg:y1="6.519cm" svg:x2="15.403cm" svg:y2="9.53cm">
            <text:p/>
          </draw:line>
          <draw:custom-shape draw:style-name="gr9"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2" draw:layer="layout" svg:width="0.794cm" svg:height="0.761cm" svg:x="13.725cm" svg:y="4.317cm">
            <draw:text-box>
              <text:p><text:span text:style-name="T1">v</text:span><text:span text:style-name="T5">0</text:span></text:p>
            </draw:text-box>
          </draw:frame>
          <draw:frame draw:style-name="gr10" draw:text-style-name="P2" draw:layer="layout" svg:width="0.794cm" svg:height="0.761cm" svg:x="11.134cm" svg:y="6.002cm">
            <draw:text-box>
              <text:p><text:span text:style-name="T1">v</text:span><text:span text:style-name="T5">1</text:span></text:p>
            </draw:text-box>
          </draw:frame>
          <draw:frame draw:style-name="gr10" draw:text-style-name="P2" draw:layer="layout" svg:width="0.794cm" svg:height="0.761cm" svg:x="17.828cm" svg:y="4.348cm">
            <draw:text-box>
              <text:p><text:span text:style-name="T1">v</text:span><text:span text:style-name="T5">3</text:span></text:p>
            </draw:text-box>
          </draw:frame>
          <draw:custom-shape draw:style-name="gr9"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4" draw:text-style-name="P1" draw:layer="layout" svg:x1="13.598cm" svg:y1="5.398cm" svg:x2="12.923cm" svg:y2="7.759cm">
            <text:p/>
          </draw:line>
          <draw:line draw:style-name="gr64" draw:text-style-name="P1" draw:layer="layout" svg:x1="15.426cm" svg:y1="6.228cm" svg:x2="15.426cm" svg:y2="9.536cm">
            <text:p/>
          </draw:line>
          <draw:line draw:style-name="gr64" draw:text-style-name="P1" draw:layer="layout" svg:x1="16.224cm" svg:y1="4.954cm" svg:x2="16.224cm" svg:y2="6.519cm">
            <text:p/>
          </draw:line>
          <draw:line draw:style-name="gr64" draw:text-style-name="P1" draw:layer="layout" svg:x1="18.127cm" svg:y1="5.404cm" svg:x2="19.149cm" svg:y2="7.781cm">
            <text:p/>
          </draw:line>
          <draw:g>
            <draw:polygon draw:style-name="gr16" draw:text-style-name="P1" draw:layer="layout" svg:width="6.774cm" svg:height="1.269cm" svg:x="11.912cm" svg:y="4.963cm" svg:viewBox="0 0 6775 1270" draw:points="2540,0 0,1270 6775,1270 5931,0">
              <text:p/>
            </draw:polygon>
            <draw:custom-shape draw:style-name="gr9"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6.002cm">
            <draw:text-box>
              <text:p><text:span text:style-name="T1">v</text:span><text:span text:style-name="T5">2</text:span></text:p>
            </draw:text-box>
          </draw:frame>
          <draw:frame draw:style-name="gr62" draw:text-style-name="P20" draw:layer="layout" svg:width="0.794cm" svg:height="0.661cm" svg:x="12.856cm" svg:y="7.761cm">
            <draw:text-box>
              <text:p><text:span text:style-name="T23">v</text:span><text:span text:style-name="T24">5</text:span></text:p>
            </draw:text-box>
          </draw:frame>
          <draw:frame draw:style-name="gr62" draw:text-style-name="P20" draw:layer="layout" svg:width="0.794cm" svg:height="0.661cm" svg:x="15.449cm" svg:y="8.936cm">
            <draw:text-box>
              <text:p><text:span text:style-name="T23">v</text:span><text:span text:style-name="T24">6</text:span></text:p>
            </draw:text-box>
          </draw:frame>
          <draw:frame draw:style-name="gr62" draw:text-style-name="P20" draw:layer="layout" svg:width="0.794cm" svg:height="0.661cm" svg:x="18.69cm" svg:y="7.761cm">
            <draw:text-box>
              <text:p><text:span text:style-name="T23">v</text:span><text:span text:style-name="T24">7</text:span></text:p>
            </draw:text-box>
          </draw:frame>
          <draw:frame draw:style-name="gr62" draw:text-style-name="P20" draw:layer="layout" svg:width="0.794cm" svg:height="0.661cm" svg:x="16.149cm" svg:y="6.55cm">
            <draw:text-box>
              <text:p><text:span text:style-name="T23">v</text:span><text:span text:style-name="T24">8</text:span></text:p>
            </draw:text-box>
          </draw:frame>
          <draw:frame draw:style-name="gr10" draw:text-style-name="P7" draw:layer="layout" svg:width="4.919cm" svg:height="0.761cm" svg:x="11.023cm" svg:y="9.672cm">
            <draw:text-box>
              <text:p><text:span text:style-name="T8">edge-vertices : v</text:span><text:span text:style-name="T27">5</text:span><text:span text:style-name="T28">, v</text:span><text:span text:style-name="T27">6</text:span><text:span text:style-name="T28">, v</text:span><text:span text:style-name="T27">7</text:span><text:span text:style-name="T28">, v</text:span><text:span text:style-name="T27">8</text:span><text:span text:style-name="T28"> <text:s/></text:span><text:span text:style-name="T27"><text:s/></text:span></text:p>
            </draw:text-box>
          </draw:frame>
        </draw:g>
        <draw:g>
          <draw:polygon draw:style-name="gr14" draw:text-style-name="P1" draw:layer="layout" svg:width="8.924cm" svg:height="3.015cm" svg:x="11.15cm" svg:y="20.331cm" svg:viewBox="0 0 8925 3016" draw:points="3016,0 0,3016 8925,3016 7350,17">
            <text:p/>
          </draw:polygon>
          <draw:line draw:style-name="gr22" draw:text-style-name="P1" draw:layer="layout" svg:x1="12.917cm" svg:y1="21.581cm" svg:x2="19.144cm" svg:y2="21.581cm">
            <text:p/>
          </draw:line>
          <draw:line draw:style-name="gr22" draw:text-style-name="P1" draw:layer="layout" svg:x1="16.222cm" svg:y1="20.331cm" svg:x2="15.403cm" svg:y2="23.342cm">
            <text:p/>
          </draw:line>
          <draw:custom-shape draw:style-name="gr9"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2" draw:layer="layout" svg:width="0.794cm" svg:height="0.761cm" svg:x="13.725cm" svg:y="18.129cm">
            <draw:text-box>
              <text:p><text:span text:style-name="T1">v</text:span><text:span text:style-name="T5">0</text:span></text:p>
            </draw:text-box>
          </draw:frame>
          <draw:frame draw:style-name="gr10" draw:text-style-name="P2" draw:layer="layout" svg:width="0.794cm" svg:height="0.761cm" svg:x="11.134cm" svg:y="19.814cm">
            <draw:text-box>
              <text:p><text:span text:style-name="T1">v</text:span><text:span text:style-name="T5">1</text:span></text:p>
            </draw:text-box>
          </draw:frame>
          <draw:frame draw:style-name="gr10" draw:text-style-name="P2" draw:layer="layout" svg:width="0.794cm" svg:height="0.761cm" svg:x="17.828cm" svg:y="18.16cm">
            <draw:text-box>
              <text:p><text:span text:style-name="T1">v</text:span><text:span text:style-name="T5">3</text:span></text:p>
            </draw:text-box>
          </draw:frame>
          <draw:custom-shape draw:style-name="gr9"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 draw:layer="layout" svg:x1="11.912cm" svg:y1="20.045cm" svg:x2="11.15cm" svg:y2="23.347cm">
            <text:p/>
          </draw:line>
          <draw:line draw:style-name="gr63" draw:text-style-name="P1" draw:layer="layout" svg:x1="14.437cm" svg:y1="18.766cm" svg:x2="14.163cm" svg:y2="20.314cm">
            <text:p/>
          </draw:line>
          <draw:line draw:style-name="gr63" draw:text-style-name="P1" draw:layer="layout" svg:x1="17.841cm" svg:y1="18.783cm" svg:x2="18.483cm" svg:y2="20.348cm">
            <text:p/>
          </draw:line>
          <draw:line draw:style-name="gr63" draw:text-style-name="P1" draw:layer="layout" svg:x1="18.714cm" svg:y1="20.057cm" svg:x2="20.074cm" svg:y2="23.342cm">
            <text:p/>
          </draw:line>
          <draw:g>
            <draw:polygon draw:style-name="gr16" draw:text-style-name="P1" draw:layer="layout" svg:width="6.774cm" svg:height="1.269cm" svg:x="11.912cm" svg:y="18.775cm" svg:viewBox="0 0 6775 1270" draw:points="2540,0 0,1270 6775,1270 5931,0">
              <text:p/>
            </draw:polygon>
            <draw:custom-shape draw:style-name="gr9"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19.814cm">
            <draw:text-box>
              <text:p><text:span text:style-name="T1">v</text:span><text:span text:style-name="T5">2</text:span></text:p>
            </draw:text-box>
          </draw:frame>
          <draw:frame draw:style-name="gr62" draw:text-style-name="P22" draw:layer="layout" svg:width="0.794cm" svg:height="0.661cm" svg:x="15.812cm" svg:y="21.573cm">
            <draw:text-box>
              <text:p><text:span text:style-name="T31">v</text:span><text:span text:style-name="T32">4</text:span></text:p>
            </draw:text-box>
          </draw:frame>
          <draw:frame draw:style-name="gr62" draw:text-style-name="P22" draw:layer="layout" svg:width="0.794cm" svg:height="0.661cm" svg:x="12.856cm" svg:y="21.573cm">
            <draw:text-box>
              <text:p><text:span text:style-name="T31">v</text:span><text:span text:style-name="T32">5</text:span></text:p>
            </draw:text-box>
          </draw:frame>
          <draw:frame draw:style-name="gr62" draw:text-style-name="P22" draw:layer="layout" svg:width="0.794cm" svg:height="0.661cm" svg:x="15.449cm" svg:y="22.748cm">
            <draw:text-box>
              <text:p><text:span text:style-name="T31">v</text:span><text:span text:style-name="T32">6</text:span></text:p>
            </draw:text-box>
          </draw:frame>
          <draw:frame draw:style-name="gr62" draw:text-style-name="P22" draw:layer="layout" svg:width="0.794cm" svg:height="0.661cm" svg:x="18.69cm" svg:y="21.573cm">
            <draw:text-box>
              <text:p><text:span text:style-name="T31">v</text:span><text:span text:style-name="T32">7</text:span></text:p>
            </draw:text-box>
          </draw:frame>
          <draw:frame draw:style-name="gr62" draw:text-style-name="P22" draw:layer="layout" svg:width="0.794cm" svg:height="0.661cm" svg:x="16.149cm" svg:y="20.362cm">
            <draw:text-box>
              <text:p><text:span text:style-name="T31">v</text:span><text:span text:style-name="T32">8</text:span></text:p>
            </draw:text-box>
          </draw:frame>
          <draw:frame draw:style-name="gr62" draw:text-style-name="P21" draw:layer="layout" svg:width="0.794cm" svg:height="0.661cm" svg:x="14.048cm" svg:y="20.362cm">
            <draw:text-box>
              <text:p><text:span text:style-name="T25">v</text:span><text:span text:style-name="T26">9</text:span></text:p>
            </draw:text-box>
          </draw:frame>
          <draw:frame draw:style-name="gr62" draw:text-style-name="P21" draw:layer="layout" svg:width="0.895cm" svg:height="0.661cm" svg:x="11.418cm" svg:y="22.748cm">
            <draw:text-box>
              <text:p><text:span text:style-name="T25">v</text:span><text:span text:style-name="T26">10</text:span></text:p>
            </draw:text-box>
          </draw:frame>
          <draw:frame draw:style-name="gr62" draw:text-style-name="P21" draw:layer="layout" svg:width="0.895cm" svg:height="0.661cm" svg:x="19.236cm" svg:y="22.748cm">
            <draw:text-box>
              <text:p><text:span text:style-name="T25">v</text:span><text:span text:style-name="T26">11</text:span></text:p>
            </draw:text-box>
          </draw:frame>
          <draw:frame draw:style-name="gr62" draw:text-style-name="P21" draw:layer="layout" svg:width="0.895cm" svg:height="0.661cm" svg:x="17.94cm" svg:y="20.362cm">
            <draw:text-box>
              <text:p><text:span text:style-name="T25">v</text:span><text:span text:style-name="T26">12</text:span></text:p>
            </draw:text-box>
          </draw:frame>
          <draw:frame draw:style-name="gr10" draw:text-style-name="P4" draw:layer="layout" svg:width="5.139cm" svg:height="0.761cm" svg:x="11.023cm" svg:y="23.491cm">
            <draw:text-box>
              <text:p><text:span text:style-name="T3">face-vertices : v</text:span><text:span text:style-name="T29">9</text:span><text:span text:style-name="T30">, v</text:span><text:span text:style-name="T29">10</text:span><text:span text:style-name="T30">, v</text:span><text:span text:style-name="T29">11</text:span><text:span text:style-name="T30">, v</text:span><text:span text:style-name="T29">12</text:span><text:span text:style-name="T30"> <text:s/></text:span><text:span text:style-name="T29"><text:s/></text:span></text:p>
            </draw:text-box>
          </draw:frame>
        </draw:g>
        <draw:frame draw:style-name="gr10" draw:layer="layout" svg:width="5.726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nuel Kraemer</meta:initial-creator>
    <meta:creation-date>2013-07-02T14:53:06</meta:creation-date>
    <dc:date>2013-07-11T19:39:06</dc:date>
    <meta:editing-duration>PT15H58M18S</meta:editing-duration>
    <meta:editing-cycles>50</meta:editing-cycles>
    <meta:generator>LibreOffice/3.4$Unix LibreOffice_project/340m1$Build-502</meta:generator>
    <dc:creator>Manuel Kraemer</dc:creator>
    <meta:document-statistic meta:object-count="825"/>
  </office:meta>
</office:document-meta>
</file>